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3.54541666666667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2.751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1">
            <text:p>cnn psnr</text:p>
          </table:table-cell>
          <table:table-cell office:value-type="string" table:style-name="ce1">
            <text:p>no cnn psnr</text:p>
          </table:table-cell>
          <table:table-cell office:value-type="string" table:style-name="ce1">
            <text:p>difference</text:p>
          </table:table-cell>
          <table:table-cell office:value-type="string" table:style-name="ce1">
            <text:p>scaled</text:p>
          </table:table-cell>
          <table:table-cell table:style-name="ce1"/>
          <table:table-cell office:value-type="string" table:style-name="ce1">
            <text:p>cnn ssim</text:p>
          </table:table-cell>
          <table:table-cell office:value-type="string" table:style-name="ce1">
            <text:p>no cnn ssim</text:p>
          </table:table-cell>
          <table:table-cell office:value-type="string" table:style-name="ce1">
            <text:p>difference</text:p>
          </table:table-cell>
          <table:table-cell table:number-columns-repeated="16376"/>
        </table:table-row>
        <table:table-row table:style-name="ro1">
          <table:table-cell office:value-type="float" office:value="34.610688000000003" table:style-name="ce1">
            <text:p>34.610688</text:p>
          </table:table-cell>
          <table:table-cell office:value-type="float" office:value="33.956336" table:style-name="ce1">
            <text:p>33.956336</text:p>
          </table:table-cell>
          <table:table-cell office:value-type="float" office:value="0.65435200000000293" table:formula="of:=[.A2] - [.B2]" table:style-name="ce1">
            <text:p>0.654352</text:p>
          </table:table-cell>
          <table:table-cell office:value-type="float" office:value="6.5435200000000292E-3" table:formula="of:=[.C2] /100" table:style-name="ce1">
            <text:p>0.00654352</text:p>
          </table:table-cell>
          <table:table-cell table:style-name="ce1"/>
          <table:table-cell office:value-type="float" office:value="0.88336099999999995" table:style-name="ce1">
            <text:p>0.883361</text:p>
          </table:table-cell>
          <table:table-cell office:value-type="float" office:value="0.87149399999999999" table:style-name="ce1">
            <text:p>0.871494</text:p>
          </table:table-cell>
          <table:table-cell office:value-type="float" office:value="1.1866999999999961E-2" table:formula="of:=[.F2]-[.G2]" table:style-name="ce1">
            <text:p>0.011867</text:p>
          </table:table-cell>
          <table:table-cell table:number-columns-repeated="16376"/>
        </table:table-row>
        <table:table-row table:style-name="ro1">
          <table:table-cell office:value-type="float" office:value="35.074005999999997" table:style-name="ce1">
            <text:p>35.074006</text:p>
          </table:table-cell>
          <table:table-cell office:value-type="float" office:value="34.223261000000001" table:style-name="ce1">
            <text:p>34.223261</text:p>
          </table:table-cell>
          <table:table-cell office:value-type="float" office:value="0.85074499999999631" table:formula="of:=[.A3] - [.B3]" table:style-name="ce1">
            <text:p>0.850745</text:p>
          </table:table-cell>
          <table:table-cell office:value-type="float" office:value="8.5074499999999633E-3" table:formula="of:=[.C3] /100" table:style-name="ce1">
            <text:p>0.00850745</text:p>
          </table:table-cell>
          <table:table-cell table:style-name="ce1"/>
          <table:table-cell office:value-type="float" office:value="0.89006399999999997" table:style-name="ce1">
            <text:p>0.890064</text:p>
          </table:table-cell>
          <table:table-cell office:value-type="float" office:value="0.87699000000000005" table:style-name="ce1">
            <text:p>0.87699</text:p>
          </table:table-cell>
          <table:table-cell office:value-type="float" office:value="1.3073999999999919E-2" table:formula="of:=[.F3]-[.G3]" table:style-name="ce1">
            <text:p>0.013074</text:p>
          </table:table-cell>
          <table:table-cell table:number-columns-repeated="16376"/>
        </table:table-row>
        <table:table-row table:style-name="ro1">
          <table:table-cell office:value-type="float" office:value="35.303189000000003" table:style-name="ce1">
            <text:p>35.303189</text:p>
          </table:table-cell>
          <table:table-cell office:value-type="float" office:value="34.420836000000001" table:style-name="ce1">
            <text:p>34.420836</text:p>
          </table:table-cell>
          <table:table-cell office:value-type="float" office:value="0.88235300000000194" table:formula="of:=[.A4] - [.B4]" table:style-name="ce1">
            <text:p>0.882353</text:p>
          </table:table-cell>
          <table:table-cell office:value-type="float" office:value="8.8235300000000186E-3" table:formula="of:=[.C4] /100" table:style-name="ce1">
            <text:p>0.00882353</text:p>
          </table:table-cell>
          <table:table-cell table:style-name="ce1"/>
          <table:table-cell office:value-type="float" office:value="0.89373000000000002" table:style-name="ce1">
            <text:p>0.89373</text:p>
          </table:table-cell>
          <table:table-cell office:value-type="float" office:value="0.881046" table:style-name="ce1">
            <text:p>0.881046</text:p>
          </table:table-cell>
          <table:table-cell office:value-type="float" office:value="1.2684000000000029E-2" table:formula="of:=[.F4]-[.G4]" table:style-name="ce1">
            <text:p>0.012684</text:p>
          </table:table-cell>
          <table:table-cell table:number-columns-repeated="16376"/>
        </table:table-row>
        <table:table-row table:style-name="ro1">
          <table:table-cell office:value-type="float" office:value="35.450198" table:style-name="ce1">
            <text:p>35.450198</text:p>
          </table:table-cell>
          <table:table-cell office:value-type="float" office:value="34.562116000000003" table:style-name="ce1">
            <text:p>34.562116</text:p>
          </table:table-cell>
          <table:table-cell office:value-type="float" office:value="0.88808199999999715" table:formula="of:=[.A5] - [.B5]" table:style-name="ce1">
            <text:p>0.888082</text:p>
          </table:table-cell>
          <table:table-cell office:value-type="float" office:value="8.8808199999999716E-3" table:formula="of:=[.C5] /100" table:style-name="ce1">
            <text:p>0.00888082</text:p>
          </table:table-cell>
          <table:table-cell table:style-name="ce1"/>
          <table:table-cell office:value-type="float" office:value="0.89578599999999997" table:style-name="ce1">
            <text:p>0.895786</text:p>
          </table:table-cell>
          <table:table-cell office:value-type="float" office:value="0.88308600000000004" table:style-name="ce1">
            <text:p>0.883086</text:p>
          </table:table-cell>
          <table:table-cell office:value-type="float" office:value="1.2699999999999934E-2" table:formula="of:=[.F5]-[.G5]" table:style-name="ce1">
            <text:p>0.0127</text:p>
          </table:table-cell>
          <table:table-cell table:number-columns-repeated="16376"/>
        </table:table-row>
        <table:table-row table:style-name="ro1">
          <table:table-cell office:value-type="float" office:value="35.351013999999999" table:style-name="ce1">
            <text:p>35.351014</text:p>
          </table:table-cell>
          <table:table-cell office:value-type="float" office:value="34.435445999999999" table:style-name="ce1">
            <text:p>34.435446</text:p>
          </table:table-cell>
          <table:table-cell office:value-type="float" office:value="0.91556800000000038" table:formula="of:=[.A6] - [.B6]" table:style-name="ce1">
            <text:p>0.915568</text:p>
          </table:table-cell>
          <table:table-cell office:value-type="float" office:value="9.1556800000000046E-3" table:formula="of:=[.C6] /100" table:style-name="ce1">
            <text:p>0.00915568</text:p>
          </table:table-cell>
          <table:table-cell table:style-name="ce1"/>
          <table:table-cell office:value-type="float" office:value="0.89294200000000001" table:style-name="ce1">
            <text:p>0.892942</text:p>
          </table:table-cell>
          <table:table-cell office:value-type="float" office:value="0.87904499999999997" table:style-name="ce1">
            <text:p>0.879045</text:p>
          </table:table-cell>
          <table:table-cell office:value-type="float" office:value="1.3897000000000048E-2" table:formula="of:=[.F6]-[.G6]" table:style-name="ce1">
            <text:p>0.013897</text:p>
          </table:table-cell>
          <table:table-cell table:number-columns-repeated="16376"/>
        </table:table-row>
        <table:table-row table:style-name="ro1">
          <table:table-cell office:value-type="float" office:value="35.323934000000001" table:style-name="ce1">
            <text:p>35.323934</text:p>
          </table:table-cell>
          <table:table-cell office:value-type="float" office:value="34.464835000000001" table:style-name="ce1">
            <text:p>34.464835</text:p>
          </table:table-cell>
          <table:table-cell office:value-type="float" office:value="0.8590990000000005" table:formula="of:=[.A7] - [.B7]" table:style-name="ce1">
            <text:p>0.859099</text:p>
          </table:table-cell>
          <table:table-cell office:value-type="float" office:value="8.5909900000000049E-3" table:formula="of:=[.C7] /100" table:style-name="ce1">
            <text:p>0.00859099</text:p>
          </table:table-cell>
          <table:table-cell table:style-name="ce1"/>
          <table:table-cell office:value-type="float" office:value="0.89332999999999996" table:style-name="ce1">
            <text:p>0.89333</text:p>
          </table:table-cell>
          <table:table-cell office:value-type="float" office:value="0.88057300000000005" table:style-name="ce1">
            <text:p>0.880573</text:p>
          </table:table-cell>
          <table:table-cell office:value-type="float" office:value="1.2756999999999907E-2" table:formula="of:=[.F7]-[.G7]" table:style-name="ce1">
            <text:p>0.012757</text:p>
          </table:table-cell>
          <table:table-cell table:number-columns-repeated="8"/>
          <table:table-cell table:style-name="ce1">
            <draw:frame draw:z-index="2" draw:id="id1" draw:style-name="a1" draw:name="Chart 3" svg:x="0.23065in" svg:y="0.0625in" svg:width="6.89732in" svg:height="4.28274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67"/>
        </table:table-row>
        <table:table-row table:style-name="ro1">
          <table:table-cell office:value-type="float" office:value="35.017873000000002" table:style-name="ce1">
            <text:p>35.017873</text:p>
          </table:table-cell>
          <table:table-cell office:value-type="float" office:value="34.207411999999998" table:style-name="ce1">
            <text:p>34.207412</text:p>
          </table:table-cell>
          <table:table-cell office:value-type="float" office:value="0.81046100000000365" table:formula="of:=[.A8] - [.B8]" table:style-name="ce1">
            <text:p>0.810461</text:p>
          </table:table-cell>
          <table:table-cell office:value-type="float" office:value="8.1046100000000364E-3" table:formula="of:=[.C8] /100" table:style-name="ce1">
            <text:p>0.00810461</text:p>
          </table:table-cell>
          <table:table-cell table:style-name="ce1"/>
          <table:table-cell office:value-type="float" office:value="0.88897199999999998" table:style-name="ce1">
            <text:p>0.888972</text:p>
          </table:table-cell>
          <table:table-cell office:value-type="float" office:value="0.87634100000000004" table:style-name="ce1">
            <text:p>0.876341</text:p>
          </table:table-cell>
          <table:table-cell office:value-type="float" office:value="1.2630999999999948E-2" table:formula="of:=[.F8]-[.G8]" table:style-name="ce1">
            <text:p>0.012631</text:p>
          </table:table-cell>
          <table:table-cell table:number-columns-repeated="16376"/>
        </table:table-row>
        <table:table-row table:style-name="ro1">
          <table:table-cell office:value-type="float" office:value="34.534325000000003" table:style-name="ce1">
            <text:p>34.534325</text:p>
          </table:table-cell>
          <table:table-cell office:value-type="float" office:value="33.898542999999997" table:style-name="ce1">
            <text:p>33.898543</text:p>
          </table:table-cell>
          <table:table-cell office:value-type="float" office:value="0.63578200000000606" table:formula="of:=[.A9] - [.B9]" table:style-name="ce1">
            <text:p>0.635782</text:p>
          </table:table-cell>
          <table:table-cell office:value-type="float" office:value="6.3578200000000609E-3" table:formula="of:=[.C9] /100" table:style-name="ce1">
            <text:p>0.00635782</text:p>
          </table:table-cell>
          <table:table-cell table:style-name="ce1"/>
          <table:table-cell office:value-type="float" office:value="0.88227999999999995" table:style-name="ce1">
            <text:p>0.88228</text:p>
          </table:table-cell>
          <table:table-cell office:value-type="float" office:value="0.87055499999999997" table:style-name="ce1">
            <text:p>0.870555</text:p>
          </table:table-cell>
          <table:table-cell office:value-type="float" office:value="1.1724999999999985E-2" table:formula="of:=[.F9]-[.G9]" table:style-name="ce1">
            <text:p>0.011725</text:p>
          </table:table-cell>
          <table:table-cell table:number-columns-repeated="16376"/>
        </table:table-row>
        <table:table-row table:style-name="ro1">
          <table:table-cell office:value-type="float" office:value="35.726230000000001" table:style-name="ce1">
            <text:p>35.72623</text:p>
          </table:table-cell>
          <table:table-cell office:value-type="float" office:value="35.205660999999999" table:style-name="ce1">
            <text:p>35.205661</text:p>
          </table:table-cell>
          <table:table-cell office:value-type="float" office:value="0.52056900000000184" table:formula="of:=[.A10] - [.B10]" table:style-name="ce1">
            <text:p>0.520569</text:p>
          </table:table-cell>
          <table:table-cell office:value-type="float" office:value="5.205690000000018E-3" table:formula="of:=[.C10] /100" table:style-name="ce1">
            <text:p>0.00520569</text:p>
          </table:table-cell>
          <table:table-cell table:style-name="ce1"/>
          <table:table-cell office:value-type="float" office:value="0.90342500000000003" table:style-name="ce1">
            <text:p>0.903425</text:p>
          </table:table-cell>
          <table:table-cell office:value-type="float" office:value="0.89547200000000005" table:style-name="ce1">
            <text:p>0.895472</text:p>
          </table:table-cell>
          <table:table-cell office:value-type="float" office:value="7.9529999999999879E-3" table:formula="of:=[.F10]-[.G10]" table:style-name="ce1">
            <text:p>0.007953</text:p>
          </table:table-cell>
          <table:table-cell table:number-columns-repeated="16376"/>
        </table:table-row>
        <table:table-row table:style-name="ro1">
          <table:table-cell office:value-type="float" office:value="36.330632000000001" table:style-name="ce1">
            <text:p>36.330632</text:p>
          </table:table-cell>
          <table:table-cell office:value-type="float" office:value="35.605493000000003" table:style-name="ce1">
            <text:p>35.605493</text:p>
          </table:table-cell>
          <table:table-cell office:value-type="float" office:value="0.72513899999999865" table:formula="of:=[.A11] - [.B11]" table:style-name="ce1">
            <text:p>0.725139</text:p>
          </table:table-cell>
          <table:table-cell office:value-type="float" office:value="7.251389999999986E-3" table:formula="of:=[.C11] /100" table:style-name="ce1">
            <text:p>0.00725139</text:p>
          </table:table-cell>
          <table:table-cell table:style-name="ce1"/>
          <table:table-cell office:value-type="float" office:value="0.91043399999999997" table:style-name="ce1">
            <text:p>0.910434</text:p>
          </table:table-cell>
          <table:table-cell office:value-type="float" office:value="0.90162500000000001" table:style-name="ce1">
            <text:p>0.901625</text:p>
          </table:table-cell>
          <table:table-cell office:value-type="float" office:value="8.8089999999999558E-3" table:formula="of:=[.F11]-[.G11]" table:style-name="ce1">
            <text:p>0.008809</text:p>
          </table:table-cell>
          <table:table-cell table:number-columns-repeated="16376"/>
        </table:table-row>
        <table:table-row table:style-name="ro1">
          <table:table-cell office:value-type="float" office:value="36.708734999999997" table:style-name="ce1">
            <text:p>36.708735</text:p>
          </table:table-cell>
          <table:table-cell office:value-type="float" office:value="35.949948999999997" table:style-name="ce1">
            <text:p>35.949949</text:p>
          </table:table-cell>
          <table:table-cell office:value-type="float" office:value="0.75878600000000063" table:formula="of:=[.A12] - [.B12]" table:style-name="ce1">
            <text:p>0.758786</text:p>
          </table:table-cell>
          <table:table-cell office:value-type="float" office:value="7.5878600000000062E-3" table:formula="of:=[.C12] /100" table:style-name="ce1">
            <text:p>0.00758786</text:p>
          </table:table-cell>
          <table:table-cell table:style-name="ce1"/>
          <table:table-cell office:value-type="float" office:value="0.91572600000000004" table:style-name="ce1">
            <text:p>0.915726</text:p>
          </table:table-cell>
          <table:table-cell office:value-type="float" office:value="0.907331" table:style-name="ce1">
            <text:p>0.907331</text:p>
          </table:table-cell>
          <table:table-cell office:value-type="float" office:value="8.3950000000000413E-3" table:formula="of:=[.F12]-[.G12]" table:style-name="ce1">
            <text:p>0.008395</text:p>
          </table:table-cell>
          <table:table-cell table:number-columns-repeated="16376"/>
        </table:table-row>
        <table:table-row table:style-name="ro1">
          <table:table-cell office:value-type="float" office:value="36.916933999999998" table:style-name="ce1">
            <text:p>36.916934</text:p>
          </table:table-cell>
          <table:table-cell office:value-type="float" office:value="36.148324000000002" table:style-name="ce1">
            <text:p>36.148324</text:p>
          </table:table-cell>
          <table:table-cell office:value-type="float" office:value="0.76860999999999535" table:formula="of:=[.A13] - [.B13]" table:style-name="ce1">
            <text:p>0.76861</text:p>
          </table:table-cell>
          <table:table-cell office:value-type="float" office:value="7.6860999999999536E-3" table:formula="of:=[.C13] /100" table:style-name="ce1">
            <text:p>0.0076861</text:p>
          </table:table-cell>
          <table:table-cell table:style-name="ce1"/>
          <table:table-cell office:value-type="float" office:value="0.91817599999999999" table:style-name="ce1">
            <text:p>0.918176</text:p>
          </table:table-cell>
          <table:table-cell office:value-type="float" office:value="0.90993599999999997" table:style-name="ce1">
            <text:p>0.909936</text:p>
          </table:table-cell>
          <table:table-cell office:value-type="float" office:value="8.2400000000000251E-3" table:formula="of:=[.F13]-[.G13]" table:style-name="ce1">
            <text:p>0.00824</text:p>
          </table:table-cell>
          <table:table-cell table:number-columns-repeated="16376"/>
        </table:table-row>
        <table:table-row table:style-name="ro1">
          <table:table-cell office:value-type="float" office:value="36.852460999999998" table:style-name="ce1">
            <text:p>36.852461</text:p>
          </table:table-cell>
          <table:table-cell office:value-type="float" office:value="36.03754" table:style-name="ce1">
            <text:p>36.03754</text:p>
          </table:table-cell>
          <table:table-cell office:value-type="float" office:value="0.81492099999999823" table:formula="of:=[.A14] - [.B14]" table:style-name="ce1">
            <text:p>0.814921</text:p>
          </table:table-cell>
          <table:table-cell office:value-type="float" office:value="8.1492099999999831E-3" table:formula="of:=[.C14] /100" table:style-name="ce1">
            <text:p>0.00814921</text:p>
          </table:table-cell>
          <table:table-cell table:style-name="ce1"/>
          <table:table-cell office:value-type="float" office:value="0.91625400000000001" table:style-name="ce1">
            <text:p>0.916254</text:p>
          </table:table-cell>
          <table:table-cell office:value-type="float" office:value="0.90692600000000001" table:style-name="ce1">
            <text:p>0.906926</text:p>
          </table:table-cell>
          <table:table-cell office:value-type="float" office:value="9.328000000000003E-3" table:formula="of:=[.F14]-[.G14]" table:style-name="ce1">
            <text:p>0.009328</text:p>
          </table:table-cell>
          <table:table-cell table:number-columns-repeated="16376"/>
        </table:table-row>
        <table:table-row table:style-name="ro1">
          <table:table-cell office:value-type="float" office:value="36.776974000000003" table:style-name="ce1">
            <text:p>36.776974</text:p>
          </table:table-cell>
          <table:table-cell office:value-type="float" office:value="36.032916" table:style-name="ce1">
            <text:p>36.032916</text:p>
          </table:table-cell>
          <table:table-cell office:value-type="float" office:value="0.74405800000000255" table:formula="of:=[.A15] - [.B15]" table:style-name="ce1">
            <text:p>0.744058</text:p>
          </table:table-cell>
          <table:table-cell office:value-type="float" office:value="7.4405800000000256E-3" table:formula="of:=[.C15] /100" table:style-name="ce1">
            <text:p>0.00744058</text:p>
          </table:table-cell>
          <table:table-cell table:style-name="ce1"/>
          <table:table-cell office:value-type="float" office:value="0.91590499999999997" table:style-name="ce1">
            <text:p>0.915905</text:p>
          </table:table-cell>
          <table:table-cell office:value-type="float" office:value="0.90760099999999999" table:style-name="ce1">
            <text:p>0.907601</text:p>
          </table:table-cell>
          <table:table-cell office:value-type="float" office:value="8.3039999999999781E-3" table:formula="of:=[.F15]-[.G15]" table:style-name="ce1">
            <text:p>0.008304</text:p>
          </table:table-cell>
          <table:table-cell table:number-columns-repeated="16376"/>
        </table:table-row>
        <table:table-row table:style-name="ro1">
          <table:table-cell office:value-type="float" office:value="36.345458999999998" table:style-name="ce1">
            <text:p>36.345459</text:p>
          </table:table-cell>
          <table:table-cell office:value-type="float" office:value="35.656377999999997" table:style-name="ce1">
            <text:p>35.656378</text:p>
          </table:table-cell>
          <table:table-cell office:value-type="float" office:value="0.68908100000000161" table:formula="of:=[.A16] - [.B16]" table:style-name="ce1">
            <text:p>0.689081</text:p>
          </table:table-cell>
          <table:table-cell office:value-type="float" office:value="6.8908100000000163E-3" table:formula="of:=[.C16] /100" table:style-name="ce1">
            <text:p>0.00689081</text:p>
          </table:table-cell>
          <table:table-cell table:style-name="ce1"/>
          <table:table-cell office:value-type="float" office:value="0.91097499999999998" table:style-name="ce1">
            <text:p>0.910975</text:p>
          </table:table-cell>
          <table:table-cell office:value-type="float" office:value="0.90254699999999999" table:style-name="ce1">
            <text:p>0.902547</text:p>
          </table:table-cell>
          <table:table-cell office:value-type="float" office:value="8.4279999999999911E-3" table:formula="of:=[.F16]-[.G16]" table:style-name="ce1">
            <text:p>0.008428</text:p>
          </table:table-cell>
          <table:table-cell table:number-columns-repeated="16376"/>
        </table:table-row>
        <table:table-row table:style-name="ro1">
          <table:table-cell office:value-type="float" office:value="35.656740999999997" table:style-name="ce1">
            <text:p>35.656741</text:p>
          </table:table-cell>
          <table:table-cell office:value-type="float" office:value="35.133009000000001" table:style-name="ce1">
            <text:p>35.133009</text:p>
          </table:table-cell>
          <table:table-cell office:value-type="float" office:value="0.52373199999999542" table:formula="of:=[.A17] - [.B17]" table:style-name="ce1">
            <text:p>0.523732</text:p>
          </table:table-cell>
          <table:table-cell office:value-type="float" office:value="5.2373199999999542E-3" table:formula="of:=[.C17] /100" table:style-name="ce1">
            <text:p>0.00523732</text:p>
          </table:table-cell>
          <table:table-cell table:style-name="ce1"/>
          <table:table-cell office:value-type="float" office:value="0.90280499999999997" table:style-name="ce1">
            <text:p>0.902805</text:p>
          </table:table-cell>
          <table:table-cell office:value-type="float" office:value="0.89471599999999996" table:style-name="ce1">
            <text:p>0.894716</text:p>
          </table:table-cell>
          <table:table-cell office:value-type="float" office:value="8.0890000000000128E-3" table:formula="of:=[.F17]-[.G17]" table:style-name="ce1">
            <text:p>0.008089</text:p>
          </table:table-cell>
          <table:table-cell table:number-columns-repeated="16376"/>
        </table:table-row>
        <table:table-row table:style-name="ro1">
          <table:table-cell office:value-type="float" office:value="36.968916999999998" table:style-name="ce1">
            <text:p>36.968917</text:p>
          </table:table-cell>
          <table:table-cell office:value-type="float" office:value="36.731020999999998" table:style-name="ce1">
            <text:p>36.731021</text:p>
          </table:table-cell>
          <table:table-cell office:value-type="float" office:value="0.23789599999999922" table:formula="of:=[.A18] - [.B18]" table:style-name="ce1">
            <text:p>0.237896</text:p>
          </table:table-cell>
          <table:table-cell office:value-type="float" office:value="2.378959999999992E-3" table:formula="of:=[.C18] /100" table:style-name="ce1">
            <text:p>0.00237896</text:p>
          </table:table-cell>
          <table:table-cell table:style-name="ce1"/>
          <table:table-cell office:value-type="float" office:value="0.92457800000000001" table:style-name="ce1">
            <text:p>0.924578</text:p>
          </table:table-cell>
          <table:table-cell office:value-type="float" office:value="0.92093999999999998" table:style-name="ce1">
            <text:p>0.92094</text:p>
          </table:table-cell>
          <table:table-cell office:value-type="float" office:value="3.6380000000000301E-3" table:formula="of:=[.F18]-[.G18]" table:style-name="ce1">
            <text:p>0.003638</text:p>
          </table:table-cell>
          <table:table-cell table:number-columns-repeated="16376"/>
        </table:table-row>
        <table:table-row table:style-name="ro1">
          <table:table-cell office:value-type="float" office:value="37.808914999999999" table:style-name="ce1">
            <text:p>37.808915</text:p>
          </table:table-cell>
          <table:table-cell office:value-type="float" office:value="37.466310999999997" table:style-name="ce1">
            <text:p>37.466311</text:p>
          </table:table-cell>
          <table:table-cell office:value-type="float" office:value="0.34260400000000146" table:formula="of:=[.A19] - [.B19]" table:style-name="ce1">
            <text:p>0.342604</text:p>
          </table:table-cell>
          <table:table-cell office:value-type="float" office:value="3.4260400000000147E-3" table:formula="of:=[.C19] /100" table:style-name="ce1">
            <text:p>0.00342604</text:p>
          </table:table-cell>
          <table:table-cell table:style-name="ce1"/>
          <table:table-cell office:value-type="float" office:value="0.93287100000000001" table:style-name="ce1">
            <text:p>0.932871</text:p>
          </table:table-cell>
          <table:table-cell office:value-type="float" office:value="0.92919499999999999" table:style-name="ce1">
            <text:p>0.929195</text:p>
          </table:table-cell>
          <table:table-cell office:value-type="float" office:value="3.6760000000000126E-3" table:formula="of:=[.F19]-[.G19]" table:style-name="ce1">
            <text:p>0.003676</text:p>
          </table:table-cell>
          <table:table-cell table:number-columns-repeated="16376"/>
        </table:table-row>
        <table:table-row table:style-name="ro1">
          <table:table-cell office:value-type="float" office:value="38.411521" table:style-name="ce1">
            <text:p>38.411521</text:p>
          </table:table-cell>
          <table:table-cell office:value-type="float" office:value="38.059609000000002" table:style-name="ce1">
            <text:p>38.059609</text:p>
          </table:table-cell>
          <table:table-cell office:value-type="float" office:value="0.35191199999999867" table:formula="of:=[.A20] - [.B20]" table:style-name="ce1">
            <text:p>0.351912</text:p>
          </table:table-cell>
          <table:table-cell office:value-type="float" office:value="3.5191199999999867E-3" table:formula="of:=[.C20] /100" table:style-name="ce1">
            <text:p>0.00351912</text:p>
          </table:table-cell>
          <table:table-cell table:style-name="ce1"/>
          <table:table-cell office:value-type="float" office:value="0.93916599999999995" table:style-name="ce1">
            <text:p>0.939166</text:p>
          </table:table-cell>
          <table:table-cell office:value-type="float" office:value="0.93571499999999996" table:style-name="ce1">
            <text:p>0.935715</text:p>
          </table:table-cell>
          <table:table-cell office:value-type="float" office:value="3.4509999999999819E-3" table:formula="of:=[.F20]-[.G20]" table:style-name="ce1">
            <text:p>0.003451</text:p>
          </table:table-cell>
          <table:table-cell table:number-columns-repeated="16376"/>
        </table:table-row>
        <table:table-row table:style-name="ro1">
          <table:table-cell office:value-type="float" office:value="38.789340000000003" table:style-name="ce1">
            <text:p>38.78934</text:p>
          </table:table-cell>
          <table:table-cell office:value-type="float" office:value="38.453964999999997" table:style-name="ce1">
            <text:p>38.453965</text:p>
          </table:table-cell>
          <table:table-cell office:value-type="float" office:value="0.3353750000000062" table:formula="of:=[.A21] - [.B21]" table:style-name="ce1">
            <text:p>0.335375</text:p>
          </table:table-cell>
          <table:table-cell office:value-type="float" office:value="3.353750000000062E-3" table:formula="of:=[.C21] /100" table:style-name="ce1">
            <text:p>0.00335375</text:p>
          </table:table-cell>
          <table:table-cell table:style-name="ce1"/>
          <table:table-cell office:value-type="float" office:value="0.94278799999999996" table:style-name="ce1">
            <text:p>0.942788</text:p>
          </table:table-cell>
          <table:table-cell office:value-type="float" office:value="0.93979800000000002" table:style-name="ce1">
            <text:p>0.939798</text:p>
          </table:table-cell>
          <table:table-cell office:value-type="float" office:value="2.9899999999999372E-3" table:formula="of:=[.F21]-[.G21]" table:style-name="ce1">
            <text:p>0.00299</text:p>
          </table:table-cell>
          <table:table-cell table:number-columns-repeated="16376"/>
        </table:table-row>
        <table:table-row table:style-name="ro1">
          <table:table-cell office:value-type="float" office:value="38.802053999999998" table:style-name="ce1">
            <text:p>38.802054</text:p>
          </table:table-cell>
          <table:table-cell office:value-type="float" office:value="38.369773000000002" table:style-name="ce1">
            <text:p>38.369773</text:p>
          </table:table-cell>
          <table:table-cell office:value-type="float" office:value="0.43228099999999614" table:formula="of:=[.A22] - [.B22]" table:style-name="ce1">
            <text:p>0.432281</text:p>
          </table:table-cell>
          <table:table-cell office:value-type="float" office:value="4.3228099999999617E-3" table:formula="of:=[.C22] /100" table:style-name="ce1">
            <text:p>0.00432281</text:p>
          </table:table-cell>
          <table:table-cell table:style-name="ce1"/>
          <table:table-cell office:value-type="float" office:value="0.94208800000000004" table:style-name="ce1">
            <text:p>0.942088</text:p>
          </table:table-cell>
          <table:table-cell office:value-type="float" office:value="0.93770399999999998" table:style-name="ce1">
            <text:p>0.937704</text:p>
          </table:table-cell>
          <table:table-cell office:value-type="float" office:value="4.3840000000000545E-3" table:formula="of:=[.F22]-[.G22]" table:style-name="ce1">
            <text:p>0.004384</text:p>
          </table:table-cell>
          <table:table-cell table:number-columns-repeated="16376"/>
        </table:table-row>
        <table:table-row table:style-name="ro1">
          <table:table-cell office:value-type="float" office:value="38.551160000000003" table:style-name="ce1">
            <text:p>38.55116</text:p>
          </table:table-cell>
          <table:table-cell office:value-type="float" office:value="38.222408999999999" table:style-name="ce1">
            <text:p>38.222409</text:p>
          </table:table-cell>
          <table:table-cell office:value-type="float" office:value="0.32875100000000401" table:formula="of:=[.A23] - [.B23]" table:style-name="ce1">
            <text:p>0.328751</text:p>
          </table:table-cell>
          <table:table-cell office:value-type="float" office:value="3.2875100000000403E-3" table:formula="of:=[.C23] /100" table:style-name="ce1">
            <text:p>0.00328751</text:p>
          </table:table-cell>
          <table:table-cell table:style-name="ce1"/>
          <table:table-cell office:value-type="float" office:value="0.93986899999999995" table:style-name="ce1">
            <text:p>0.939869</text:p>
          </table:table-cell>
          <table:table-cell office:value-type="float" office:value="0.93681999999999999" table:style-name="ce1">
            <text:p>0.93682</text:p>
          </table:table-cell>
          <table:table-cell office:value-type="float" office:value="3.0489999999999684E-3" table:formula="of:=[.F23]-[.G23]" table:style-name="ce1">
            <text:p>0.003049</text:p>
          </table:table-cell>
          <table:table-cell table:number-columns-repeated="16376"/>
        </table:table-row>
        <table:table-row table:style-name="ro1">
          <table:table-cell office:value-type="float" office:value="37.921557" table:style-name="ce1">
            <text:p>37.921557</text:p>
          </table:table-cell>
          <table:table-cell office:value-type="float" office:value="37.604179999999999" table:style-name="ce1">
            <text:p>37.60418</text:p>
          </table:table-cell>
          <table:table-cell office:value-type="float" office:value="0.31737700000000046" table:formula="of:=[.A24] - [.B24]" table:style-name="ce1">
            <text:p>0.317377</text:p>
          </table:table-cell>
          <table:table-cell office:value-type="float" office:value="3.1737700000000046E-3" table:formula="of:=[.C24] /100" table:style-name="ce1">
            <text:p>0.00317377</text:p>
          </table:table-cell>
          <table:table-cell table:style-name="ce1"/>
          <table:table-cell office:value-type="float" office:value="0.93406699999999998" table:style-name="ce1">
            <text:p>0.934067</text:p>
          </table:table-cell>
          <table:table-cell office:value-type="float" office:value="0.93061099999999997" table:style-name="ce1">
            <text:p>0.930611</text:p>
          </table:table-cell>
          <table:table-cell office:value-type="float" office:value="3.4560000000000146E-3" table:formula="of:=[.F24]-[.G24]" table:style-name="ce1">
            <text:p>0.003456</text:p>
          </table:table-cell>
          <table:table-cell table:number-columns-repeated="16376"/>
        </table:table-row>
        <table:table-row table:style-name="ro1">
          <table:table-cell office:value-type="float" office:value="37.020265999999999" table:style-name="ce1">
            <text:p>37.020266</text:p>
          </table:table-cell>
          <table:table-cell office:value-type="float" office:value="36.764702999999997" table:style-name="ce1">
            <text:p>36.764703</text:p>
          </table:table-cell>
          <table:table-cell office:value-type="float" office:value="0.25556300000000221" table:formula="of:=[.A25] - [.B25]" table:style-name="ce1">
            <text:p>0.255563</text:p>
          </table:table-cell>
          <table:table-cell office:value-type="float" office:value="2.5556300000000223E-3" table:formula="of:=[.C25] /100" table:style-name="ce1">
            <text:p>0.00255563</text:p>
          </table:table-cell>
          <table:table-cell table:style-name="ce1"/>
          <table:table-cell office:value-type="float" office:value="0.92554800000000004" table:style-name="ce1">
            <text:p>0.925548</text:p>
          </table:table-cell>
          <table:table-cell office:value-type="float" office:value="0.92164599999999997" table:style-name="ce1">
            <text:p>0.921646</text:p>
          </table:table-cell>
          <table:table-cell office:value-type="float" office:value="3.9020000000000721E-3" table:formula="of:=[.F25]-[.G25]" table:style-name="ce1">
            <text:p>0.003902</text:p>
          </table:table-cell>
          <table:table-cell table:number-columns-repeated="16376"/>
        </table:table-row>
        <table:table-row table:style-name="ro1">
          <table:table-cell office:value-type="float" office:value="38.305159000000003" table:style-name="ce1">
            <text:p>38.305159</text:p>
          </table:table-cell>
          <table:table-cell office:value-type="float" office:value="38.310229999999997" table:style-name="ce1">
            <text:p>38.31023</text:p>
          </table:table-cell>
          <table:table-cell office:value-type="float" office:value="-5.0709999999938304E-3" table:formula="of:=[.A26] - [.B26]" table:style-name="ce1">
            <text:p>-0.005071</text:p>
          </table:table-cell>
          <table:table-cell office:value-type="float" office:value="-5.0709999999938303E-5" table:formula="of:=[.C26] /100" table:style-name="ce1">
            <text:p>-5.071E-05</text:p>
          </table:table-cell>
          <table:table-cell table:style-name="ce1"/>
          <table:table-cell office:value-type="float" office:value="0.94296999999999997" table:style-name="ce1">
            <text:p>0.94297</text:p>
          </table:table-cell>
          <table:table-cell office:value-type="float" office:value="0.94250100000000003" table:style-name="ce1">
            <text:p>0.942501</text:p>
          </table:table-cell>
          <table:table-cell office:value-type="float" office:value="4.6899999999994169E-4" table:formula="of:=[.F26]-[.G26]" table:style-name="ce1">
            <text:p>0.000469</text:p>
          </table:table-cell>
          <table:table-cell table:number-columns-repeated="16376"/>
        </table:table-row>
        <table:table-row table:style-name="ro1">
          <table:table-cell office:value-type="float" office:value="39.651502000000001" table:style-name="ce1">
            <text:p>39.651502</text:p>
          </table:table-cell>
          <table:table-cell office:value-type="float" office:value="39.621698000000002" table:style-name="ce1">
            <text:p>39.621698</text:p>
          </table:table-cell>
          <table:table-cell office:value-type="float" office:value="2.9803999999998609E-2" table:formula="of:=[.A27] - [.B27]" table:style-name="ce1">
            <text:p>0.029804</text:p>
          </table:table-cell>
          <table:table-cell office:value-type="float" office:value="2.9803999999998608E-4" table:formula="of:=[.C27] /100" table:style-name="ce1">
            <text:p>0.00029804</text:p>
          </table:table-cell>
          <table:table-cell table:style-name="ce1"/>
          <table:table-cell office:value-type="float" office:value="0.95295099999999999" table:style-name="ce1">
            <text:p>0.952951</text:p>
          </table:table-cell>
          <table:table-cell office:value-type="float" office:value="0.95304100000000003" table:style-name="ce1">
            <text:p>0.953041</text:p>
          </table:table-cell>
          <table:table-cell office:value-type="float" office:value="-9.0000000000034497E-5" table:formula="of:=[.F27]-[.G27]" table:style-name="ce1">
            <text:p>-9E-05</text:p>
          </table:table-cell>
          <table:table-cell table:number-columns-repeated="16376"/>
        </table:table-row>
        <table:table-row table:style-name="ro1">
          <table:table-cell office:value-type="float" office:value="40.895128999999997" table:style-name="ce1">
            <text:p>40.895129</text:p>
          </table:table-cell>
          <table:table-cell office:value-type="float" office:value="40.972355" table:style-name="ce1">
            <text:p>40.972355</text:p>
          </table:table-cell>
          <table:table-cell office:value-type="float" office:value="-7.7226000000003125E-2" table:formula="of:=[.A28] - [.B28]" table:style-name="ce1">
            <text:p>-0.077226</text:p>
          </table:table-cell>
          <table:table-cell office:value-type="float" office:value="-7.7226000000003121E-4" table:formula="of:=[.C28] /100" table:style-name="ce1">
            <text:p>-0.00077226</text:p>
          </table:table-cell>
          <table:table-cell table:style-name="ce1"/>
          <table:table-cell office:value-type="float" office:value="0.96165299999999998" table:style-name="ce1">
            <text:p>0.961653</text:p>
          </table:table-cell>
          <table:table-cell office:value-type="float" office:value="0.96240199999999998" table:style-name="ce1">
            <text:p>0.962402</text:p>
          </table:table-cell>
          <table:table-cell office:value-type="float" office:value="-7.4899999999999967E-4" table:formula="of:=[.F28]-[.G28]" table:style-name="ce1">
            <text:p>-0.000749</text:p>
          </table:table-cell>
          <table:table-cell table:number-columns-repeated="8"/>
          <table:table-cell table:style-name="ce1">
            <draw:frame draw:z-index="1" draw:id="id0" draw:style-name="a0" draw:name="Chart 2" svg:x="0.24777in" svg:y="0.11905in" svg:width="6.86533in" svg:height="4.1815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67"/>
        </table:table-row>
        <table:table-row table:style-name="ro1">
          <table:table-cell office:value-type="float" office:value="41.735222999999998" table:style-name="ce1">
            <text:p>41.735223</text:p>
          </table:table-cell>
          <table:table-cell office:value-type="float" office:value="41.907212999999999" table:style-name="ce1">
            <text:p>41.907213</text:p>
          </table:table-cell>
          <table:table-cell office:value-type="float" office:value="-0.17199000000000098" table:formula="of:=[.A29] - [.B29]" table:style-name="ce1">
            <text:p>-0.17199</text:p>
          </table:table-cell>
          <table:table-cell office:value-type="float" office:value="-1.7199000000000097E-3" table:formula="of:=[.C29] /100" table:style-name="ce1">
            <text:p>-0.0017199</text:p>
          </table:table-cell>
          <table:table-cell table:style-name="ce1"/>
          <table:table-cell office:value-type="float" office:value="0.96676799999999996" table:style-name="ce1">
            <text:p>0.966768</text:p>
          </table:table-cell>
          <table:table-cell office:value-type="float" office:value="0.96771399999999996" table:style-name="ce1">
            <text:p>0.967714</text:p>
          </table:table-cell>
          <table:table-cell office:value-type="float" office:value="-9.4600000000000239E-4" table:formula="of:=[.F29]-[.G29]" table:style-name="ce1">
            <text:p>-0.000946</text:p>
          </table:table-cell>
          <table:table-cell table:number-columns-repeated="16376"/>
        </table:table-row>
        <table:table-row table:style-name="ro1">
          <table:table-cell office:value-type="float" office:value="42.136262000000002" table:style-name="ce1">
            <text:p>42.136262</text:p>
          </table:table-cell>
          <table:table-cell office:value-type="float" office:value="42.211227000000001" table:style-name="ce1">
            <text:p>42.211227</text:p>
          </table:table-cell>
          <table:table-cell office:value-type="float" office:value="-7.4964999999998838E-2" table:formula="of:=[.A30] - [.B30]" table:style-name="ce1">
            <text:p>-0.074965</text:p>
          </table:table-cell>
          <table:table-cell office:value-type="float" office:value="-7.4964999999998843E-4" table:formula="of:=[.C30] /100" table:style-name="ce1">
            <text:p>-0.00074965</text:p>
          </table:table-cell>
          <table:table-cell table:style-name="ce1"/>
          <table:table-cell office:value-type="float" office:value="0.96853199999999995" table:style-name="ce1">
            <text:p>0.968532</text:p>
          </table:table-cell>
          <table:table-cell office:value-type="float" office:value="0.96868399999999999" table:style-name="ce1">
            <text:p>0.968684</text:p>
          </table:table-cell>
          <table:table-cell office:value-type="float" office:value="-1.5200000000004099E-4" table:formula="of:=[.F30]-[.G30]" table:style-name="ce1">
            <text:p>-0.000152</text:p>
          </table:table-cell>
          <table:table-cell table:number-columns-repeated="16376"/>
        </table:table-row>
        <table:table-row table:style-name="ro1">
          <table:table-cell office:value-type="float" office:value="41.320782000000001" table:style-name="ce1">
            <text:p>41.320782</text:p>
          </table:table-cell>
          <table:table-cell office:value-type="float" office:value="41.459484000000003" table:style-name="ce1">
            <text:p>41.459484</text:p>
          </table:table-cell>
          <table:table-cell office:value-type="float" office:value="-0.1387020000000021" table:formula="of:=[.A31] - [.B31]" table:style-name="ce1">
            <text:p>-0.138702</text:p>
          </table:table-cell>
          <table:table-cell office:value-type="float" office:value="-1.3870200000000209E-3" table:formula="of:=[.C31] /100" table:style-name="ce1">
            <text:p>-0.00138702</text:p>
          </table:table-cell>
          <table:table-cell table:style-name="ce1"/>
          <table:table-cell office:value-type="float" office:value="0.96397900000000003" table:style-name="ce1">
            <text:p>0.963979</text:p>
          </table:table-cell>
          <table:table-cell office:value-type="float" office:value="0.96480399999999999" table:style-name="ce1">
            <text:p>0.964804</text:p>
          </table:table-cell>
          <table:table-cell office:value-type="float" office:value="-8.2499999999996465E-4" table:formula="of:=[.F31]-[.G31]" table:style-name="ce1">
            <text:p>-0.000825</text:p>
          </table:table-cell>
          <table:table-cell table:number-columns-repeated="16376"/>
        </table:table-row>
        <table:table-row table:style-name="ro1">
          <table:table-cell office:value-type="float" office:value="40.150773000000001" table:style-name="ce1">
            <text:p>40.150773</text:p>
          </table:table-cell>
          <table:table-cell office:value-type="float" office:value="40.201072000000003" table:style-name="ce1">
            <text:p>40.201072</text:p>
          </table:table-cell>
          <table:table-cell office:value-type="float" office:value="-5.0299000000002536E-2" table:formula="of:=[.A32] - [.B32]" table:style-name="ce1">
            <text:p>-0.050299</text:p>
          </table:table-cell>
          <table:table-cell office:value-type="float" office:value="-5.029900000000254E-4" table:formula="of:=[.C32] /100" table:style-name="ce1">
            <text:p>-0.00050299</text:p>
          </table:table-cell>
          <table:table-cell table:style-name="ce1"/>
          <table:table-cell office:value-type="float" office:value="0.95696199999999998" table:style-name="ce1">
            <text:p>0.956962</text:p>
          </table:table-cell>
          <table:table-cell office:value-type="float" office:value="0.95759499999999997" table:style-name="ce1">
            <text:p>0.957595</text:p>
          </table:table-cell>
          <table:table-cell office:value-type="float" office:value="-6.3299999999999468E-4" table:formula="of:=[.F32]-[.G32]" table:style-name="ce1">
            <text:p>-0.000633</text:p>
          </table:table-cell>
          <table:table-cell table:number-columns-repeated="16376"/>
        </table:table-row>
        <table:table-row table:style-name="ro1">
          <table:table-cell office:value-type="float" office:value="38.672556" table:style-name="ce1">
            <text:p>38.672556</text:p>
          </table:table-cell>
          <table:table-cell office:value-type="float" office:value="38.667760999999999" table:style-name="ce1">
            <text:p>38.667761</text:p>
          </table:table-cell>
          <table:table-cell office:value-type="float" office:value="4.795000000001437E-3" table:formula="of:=[.A33] - [.B33]" table:style-name="ce1">
            <text:p>0.004795</text:p>
          </table:table-cell>
          <table:table-cell office:value-type="float" office:value="4.7950000000014372E-5" table:formula="of:=[.C33] /100" table:style-name="ce1">
            <text:p>4.795E-05</text:p>
          </table:table-cell>
          <table:table-cell table:style-name="ce1"/>
          <table:table-cell office:value-type="float" office:value="0.94643900000000003" table:style-name="ce1">
            <text:p>0.946439</text:p>
          </table:table-cell>
          <table:table-cell office:value-type="float" office:value="0.94592100000000001" table:style-name="ce1">
            <text:p>0.945921</text:p>
          </table:table-cell>
          <table:table-cell office:value-type="float" office:value="5.1800000000001845E-4" table:formula="of:=[.F33]-[.G33]" table:style-name="ce1">
            <text:p>0.000518</text:p>
          </table:table-cell>
          <table:table-cell table:number-columns-repeated="16376"/>
        </table:table-row>
        <table:table-row table:style-name="ro1">
          <table:table-cell office:value-type="float" office:value="38.749845000000001" table:style-name="ce1">
            <text:p>38.749845</text:p>
          </table:table-cell>
          <table:table-cell office:value-type="float" office:value="38.809570999999998" table:style-name="ce1">
            <text:p>38.809571</text:p>
          </table:table-cell>
          <table:table-cell office:value-type="float" office:value="-5.9725999999997725E-2" table:formula="of:=[.A34] - [.B34]" table:style-name="ce1">
            <text:p>-0.059726</text:p>
          </table:table-cell>
          <table:table-cell office:value-type="float" office:value="-5.972599999999773E-4" table:formula="of:=[.C34] /100" table:style-name="ce1">
            <text:p>-0.00059726</text:p>
          </table:table-cell>
          <table:table-cell table:style-name="ce1"/>
          <table:table-cell office:value-type="float" office:value="0.94834099999999999" table:style-name="ce1">
            <text:p>0.948341</text:p>
          </table:table-cell>
          <table:table-cell office:value-type="float" office:value="0.948021" table:style-name="ce1">
            <text:p>0.948021</text:p>
          </table:table-cell>
          <table:table-cell office:value-type="float" office:value="3.1999999999998696E-4" table:formula="of:=[.F34]-[.G34]" table:style-name="ce1">
            <text:p>0.00032</text:p>
          </table:table-cell>
          <table:table-cell table:number-columns-repeated="16376"/>
        </table:table-row>
        <table:table-row table:style-name="ro1">
          <table:table-cell office:value-type="float" office:value="40.538414000000003" table:style-name="ce1">
            <text:p>40.538414</text:p>
          </table:table-cell>
          <table:table-cell office:value-type="float" office:value="40.629815999999998" table:style-name="ce1">
            <text:p>40.629816</text:p>
          </table:table-cell>
          <table:table-cell office:value-type="float" office:value="-9.1401999999995098E-2" table:formula="of:=[.A35] - [.B35]" table:style-name="ce1">
            <text:p>-0.091402</text:p>
          </table:table-cell>
          <table:table-cell office:value-type="float" office:value="-9.1401999999995097E-4" table:formula="of:=[.C35] /100" table:style-name="ce1">
            <text:p>-0.00091402</text:p>
          </table:table-cell>
          <table:table-cell table:style-name="ce1"/>
          <table:table-cell office:value-type="float" office:value="0.96101800000000004" table:style-name="ce1">
            <text:p>0.961018</text:p>
          </table:table-cell>
          <table:table-cell office:value-type="float" office:value="0.96162599999999998" table:style-name="ce1">
            <text:p>0.961626</text:p>
          </table:table-cell>
          <table:table-cell office:value-type="float" office:value="-6.0799999999994192E-4" table:formula="of:=[.F35]-[.G35]" table:style-name="ce1">
            <text:p>-0.000608</text:p>
          </table:table-cell>
          <table:table-cell table:number-columns-repeated="16376"/>
        </table:table-row>
        <table:table-row table:style-name="ro1">
          <table:table-cell office:value-type="float" office:value="42.697746000000002" table:style-name="ce1">
            <text:p>42.697746</text:p>
          </table:table-cell>
          <table:table-cell office:value-type="float" office:value="43.038319000000001" table:style-name="ce1">
            <text:p>43.038319</text:p>
          </table:table-cell>
          <table:table-cell office:value-type="float" office:value="-0.34057299999999913" table:formula="of:=[.A36] - [.B36]" table:style-name="ce1">
            <text:p>-0.340573</text:p>
          </table:table-cell>
          <table:table-cell office:value-type="float" office:value="-3.4057299999999914E-3" table:formula="of:=[.C36] /100" table:style-name="ce1">
            <text:p>-0.00340573</text:p>
          </table:table-cell>
          <table:table-cell table:style-name="ce1"/>
          <table:table-cell office:value-type="float" office:value="0.97362300000000002" table:style-name="ce1">
            <text:p>0.973623</text:p>
          </table:table-cell>
          <table:table-cell office:value-type="float" office:value="0.97472599999999998" table:style-name="ce1">
            <text:p>0.974726</text:p>
          </table:table-cell>
          <table:table-cell office:value-type="float" office:value="-1.1029999999999651E-3" table:formula="of:=[.F36]-[.G36]" table:style-name="ce1">
            <text:p>-0.001103</text:p>
          </table:table-cell>
          <table:table-cell table:number-columns-repeated="16376"/>
        </table:table-row>
        <table:table-row table:style-name="ro1">
          <table:table-cell office:value-type="float" office:value="44.834204" table:style-name="ce1">
            <text:p>44.834204</text:p>
          </table:table-cell>
          <table:table-cell office:value-type="float" office:value="45.853805999999999" table:style-name="ce1">
            <text:p>45.853806</text:p>
          </table:table-cell>
          <table:table-cell office:value-type="float" office:value="-1.019601999999999" table:formula="of:=[.A37] - [.B37]" table:style-name="ce1">
            <text:p>-1.019602</text:p>
          </table:table-cell>
          <table:table-cell office:value-type="float" office:value="-1.019601999999999E-2" table:formula="of:=[.C37] /100" table:style-name="ce1">
            <text:p>-0.01019602</text:p>
          </table:table-cell>
          <table:table-cell table:style-name="ce1"/>
          <table:table-cell office:value-type="float" office:value="0.98268500000000003" table:style-name="ce1">
            <text:p>0.982685</text:p>
          </table:table-cell>
          <table:table-cell office:value-type="float" office:value="0.98491399999999996" table:style-name="ce1">
            <text:p>0.984914</text:p>
          </table:table-cell>
          <table:table-cell office:value-type="float" office:value="-2.2289999999999255E-3" table:formula="of:=[.F37]-[.G37]" table:style-name="ce1">
            <text:p>-0.002229</text:p>
          </table:table-cell>
          <table:table-cell table:number-columns-repeated="16376"/>
        </table:table-row>
        <table:table-row table:style-name="ro1">
          <table:table-cell office:value-type="float" office:value="50.766629999999999" table:style-name="ce1">
            <text:p>50.76663</text:p>
          </table:table-cell>
          <table:table-cell office:value-type="float" office:value="100" table:style-name="ce1">
            <text:p>100</text:p>
          </table:table-cell>
          <table:table-cell office:value-type="float" office:value="-1.2" table:style-name="ce1">
            <text:p>-1.2</text:p>
          </table:table-cell>
          <table:table-cell office:value-type="float" office:value="-0.01" table:formula="of:=-0.01" table:style-name="ce1">
            <text:p>-0.01</text:p>
          </table:table-cell>
          <table:table-cell table:style-name="ce1"/>
          <table:table-cell office:value-type="float" office:value="0.99673" table:style-name="ce1">
            <text:p>0.99673</text:p>
          </table:table-cell>
          <table:table-cell office:value-type="float" office:value="1" table:style-name="ce1">
            <text:p>1</text:p>
          </table:table-cell>
          <table:table-cell office:value-type="float" office:value="-3.2699999999999951E-3" table:formula="of:=[.F38]-[.G38]" table:style-name="ce1">
            <text:p>-0.00327</text:p>
          </table:table-cell>
          <table:table-cell table:number-columns-repeated="16376"/>
        </table:table-row>
        <table:table-row table:style-name="ro1">
          <table:table-cell office:value-type="float" office:value="44.506982000000001" table:style-name="ce1">
            <text:p>44.506982</text:p>
          </table:table-cell>
          <table:table-cell office:value-type="float" office:value="45.512014000000001" table:style-name="ce1">
            <text:p>45.512014</text:p>
          </table:table-cell>
          <table:table-cell office:value-type="float" office:value="-1.0050319999999999" table:formula="of:=[.A39] - [.B39]" table:style-name="ce1">
            <text:p>-1.005032</text:p>
          </table:table-cell>
          <table:table-cell office:value-type="float" office:value="-1.005032E-2" table:formula="of:=[.C39] /100" table:style-name="ce1">
            <text:p>-0.01005032</text:p>
          </table:table-cell>
          <table:table-cell table:style-name="ce1"/>
          <table:table-cell office:value-type="float" office:value="0.98219500000000004" table:style-name="ce1">
            <text:p>0.982195</text:p>
          </table:table-cell>
          <table:table-cell office:value-type="float" office:value="0.98459799999999997" table:style-name="ce1">
            <text:p>0.984598</text:p>
          </table:table-cell>
          <table:table-cell office:value-type="float" office:value="-2.402999999999933E-3" table:formula="of:=[.F39]-[.G39]" table:style-name="ce1">
            <text:p>-0.002403</text:p>
          </table:table-cell>
          <table:table-cell table:number-columns-repeated="16376"/>
        </table:table-row>
        <table:table-row table:style-name="ro1">
          <table:table-cell office:value-type="float" office:value="42.119568999999998" table:style-name="ce1">
            <text:p>42.119569</text:p>
          </table:table-cell>
          <table:table-cell office:value-type="float" office:value="42.435015" table:style-name="ce1">
            <text:p>42.435015</text:p>
          </table:table-cell>
          <table:table-cell office:value-type="float" office:value="-0.31544600000000145" table:formula="of:=[.A40] - [.B40]" table:style-name="ce1">
            <text:p>-0.315446</text:p>
          </table:table-cell>
          <table:table-cell office:value-type="float" office:value="-3.1544600000000143E-3" table:formula="of:=[.C40] /100" table:style-name="ce1">
            <text:p>-0.00315446</text:p>
          </table:table-cell>
          <table:table-cell table:style-name="ce1"/>
          <table:table-cell office:value-type="float" office:value="0.97295200000000004" table:style-name="ce1">
            <text:p>0.972952</text:p>
          </table:table-cell>
          <table:table-cell office:value-type="float" office:value="0.97430099999999997" table:style-name="ce1">
            <text:p>0.974301</text:p>
          </table:table-cell>
          <table:table-cell office:value-type="float" office:value="-1.3489999999999336E-3" table:formula="of:=[.F40]-[.G40]" table:style-name="ce1">
            <text:p>-0.001349</text:p>
          </table:table-cell>
          <table:table-cell table:number-columns-repeated="16376"/>
        </table:table-row>
        <table:table-row table:style-name="ro1">
          <table:table-cell office:value-type="float" office:value="39.828122999999998" table:style-name="ce1">
            <text:p>39.828123</text:p>
          </table:table-cell>
          <table:table-cell office:value-type="float" office:value="39.979526999999997" table:style-name="ce1">
            <text:p>39.979527</text:p>
          </table:table-cell>
          <table:table-cell office:value-type="float" office:value="-0.15140399999999943" table:formula="of:=[.A41] - [.B41]" table:style-name="ce1">
            <text:p>-0.151404</text:p>
          </table:table-cell>
          <table:table-cell office:value-type="float" office:value="-1.5140399999999943E-3" table:formula="of:=[.C41] /100" table:style-name="ce1">
            <text:p>-0.00151404</text:p>
          </table:table-cell>
          <table:table-cell table:style-name="ce1"/>
          <table:table-cell office:value-type="float" office:value="0.95988899999999999" table:style-name="ce1">
            <text:p>0.959889</text:p>
          </table:table-cell>
          <table:table-cell office:value-type="float" office:value="0.96047000000000005" table:style-name="ce1">
            <text:p>0.96047</text:p>
          </table:table-cell>
          <table:table-cell office:value-type="float" office:value="-5.810000000000537E-4" table:formula="of:=[.F41]-[.G41]" table:style-name="ce1">
            <text:p>-0.000581</text:p>
          </table:table-cell>
          <table:table-cell table:number-columns-repeated="16376"/>
        </table:table-row>
        <table:table-row table:style-name="ro1">
          <table:table-cell office:value-type="float" office:value="37.775319000000003" table:style-name="ce1">
            <text:p>37.775319</text:p>
          </table:table-cell>
          <table:table-cell office:value-type="float" office:value="37.788496000000002" table:style-name="ce1">
            <text:p>37.788496</text:p>
          </table:table-cell>
          <table:table-cell office:value-type="float" office:value="-1.3176999999998884E-2" table:formula="of:=[.A42] - [.B42]" table:style-name="ce1">
            <text:p>-0.013177</text:p>
          </table:table-cell>
          <table:table-cell office:value-type="float" office:value="-1.3176999999998885E-4" table:formula="of:=[.C42] /100" table:style-name="ce1">
            <text:p>-0.00013177</text:p>
          </table:table-cell>
          <table:table-cell table:style-name="ce1"/>
          <table:table-cell office:value-type="float" office:value="0.93646499999999999" table:style-name="ce1">
            <text:p>0.936465</text:p>
          </table:table-cell>
          <table:table-cell office:value-type="float" office:value="0.93596800000000002" table:style-name="ce1">
            <text:p>0.935968</text:p>
          </table:table-cell>
          <table:table-cell office:value-type="float" office:value="4.9699999999996969E-4" table:formula="of:=[.F42]-[.G42]" table:style-name="ce1">
            <text:p>0.000497</text:p>
          </table:table-cell>
          <table:table-cell table:number-columns-repeated="16376"/>
        </table:table-row>
        <table:table-row table:style-name="ro1">
          <table:table-cell office:value-type="float" office:value="39.011004999999997" table:style-name="ce1">
            <text:p>39.011005</text:p>
          </table:table-cell>
          <table:table-cell office:value-type="float" office:value="39.006351000000002" table:style-name="ce1">
            <text:p>39.006351</text:p>
          </table:table-cell>
          <table:table-cell office:value-type="float" office:value="4.653999999995051E-3" table:formula="of:=[.A43] - [.B43]" table:style-name="ce1">
            <text:p>0.004654</text:p>
          </table:table-cell>
          <table:table-cell office:value-type="float" office:value="4.6539999999950511E-5" table:formula="of:=[.C43] /100" table:style-name="ce1">
            <text:p>4.654E-05</text:p>
          </table:table-cell>
          <table:table-cell table:style-name="ce1"/>
          <table:table-cell office:value-type="float" office:value="0.94657000000000002" table:style-name="ce1">
            <text:p>0.94657</text:p>
          </table:table-cell>
          <table:table-cell office:value-type="float" office:value="0.94677999999999995" table:style-name="ce1">
            <text:p>0.94678</text:p>
          </table:table-cell>
          <table:table-cell office:value-type="float" office:value="-2.0999999999993246E-4" table:formula="of:=[.F43]-[.G43]" table:style-name="ce1">
            <text:p>-0.00021</text:p>
          </table:table-cell>
          <table:table-cell table:number-columns-repeated="16376"/>
        </table:table-row>
        <table:table-row table:style-name="ro1">
          <table:table-cell office:value-type="float" office:value="40.282356999999998" table:style-name="ce1">
            <text:p>40.282357</text:p>
          </table:table-cell>
          <table:table-cell office:value-type="float" office:value="40.378123000000002" table:style-name="ce1">
            <text:p>40.378123</text:p>
          </table:table-cell>
          <table:table-cell office:value-type="float" office:value="-9.5766000000004681E-2" table:formula="of:=[.A44] - [.B44]" table:style-name="ce1">
            <text:p>-0.095766</text:p>
          </table:table-cell>
          <table:table-cell office:value-type="float" office:value="-9.5766000000004677E-4" table:formula="of:=[.C44] /100" table:style-name="ce1">
            <text:p>-0.00095766</text:p>
          </table:table-cell>
          <table:table-cell table:style-name="ce1"/>
          <table:table-cell office:value-type="float" office:value="0.95657400000000004" table:style-name="ce1">
            <text:p>0.956574</text:p>
          </table:table-cell>
          <table:table-cell office:value-type="float" office:value="0.95754700000000004" table:style-name="ce1">
            <text:p>0.957547</text:p>
          </table:table-cell>
          <table:table-cell office:value-type="float" office:value="-9.7300000000000164E-4" table:formula="of:=[.F44]-[.G44]" table:style-name="ce1">
            <text:p>-0.000973</text:p>
          </table:table-cell>
          <table:table-cell table:number-columns-repeated="16376"/>
        </table:table-row>
        <table:table-row table:style-name="ro1">
          <table:table-cell office:value-type="float" office:value="41.296716000000004" table:style-name="ce1">
            <text:p>41.296716</text:p>
          </table:table-cell>
          <table:table-cell office:value-type="float" office:value="41.521478999999999" table:style-name="ce1">
            <text:p>41.521479</text:p>
          </table:table-cell>
          <table:table-cell office:value-type="float" office:value="-0.22476299999999583" table:formula="of:=[.A45] - [.B45]" table:style-name="ce1">
            <text:p>-0.224763</text:p>
          </table:table-cell>
          <table:table-cell office:value-type="float" office:value="-2.2476299999999584E-3" table:formula="of:=[.C45] /100" table:style-name="ce1">
            <text:p>-0.00224763</text:p>
          </table:table-cell>
          <table:table-cell table:style-name="ce1"/>
          <table:table-cell office:value-type="float" office:value="0.96372999999999998" table:style-name="ce1">
            <text:p>0.96373</text:p>
          </table:table-cell>
          <table:table-cell office:value-type="float" office:value="0.96501300000000001" table:style-name="ce1">
            <text:p>0.965013</text:p>
          </table:table-cell>
          <table:table-cell office:value-type="float" office:value="-1.2830000000000341E-3" table:formula="of:=[.F45]-[.G45]" table:style-name="ce1">
            <text:p>-0.001283</text:p>
          </table:table-cell>
          <table:table-cell table:number-columns-repeated="16376"/>
        </table:table-row>
        <table:table-row table:style-name="ro1">
          <table:table-cell office:value-type="float" office:value="42.013654000000002" table:style-name="ce1">
            <text:p>42.013654</text:p>
          </table:table-cell>
          <table:table-cell office:value-type="float" office:value="42.231954000000002" table:style-name="ce1">
            <text:p>42.231954</text:p>
          </table:table-cell>
          <table:table-cell office:value-type="float" office:value="-0.21829999999999927" table:formula="of:=[.A46] - [.B46]" table:style-name="ce1">
            <text:p>-0.2183</text:p>
          </table:table-cell>
          <table:table-cell office:value-type="float" office:value="-2.1829999999999927E-3" table:formula="of:=[.C46] /100" table:style-name="ce1">
            <text:p>-0.002183</text:p>
          </table:table-cell>
          <table:table-cell table:style-name="ce1"/>
          <table:table-cell office:value-type="float" office:value="0.96807699999999997" table:style-name="ce1">
            <text:p>0.968077</text:p>
          </table:table-cell>
          <table:table-cell office:value-type="float" office:value="0.96891700000000003" table:style-name="ce1">
            <text:p>0.968917</text:p>
          </table:table-cell>
          <table:table-cell office:value-type="float" office:value="-8.4000000000006292E-4" table:formula="of:=[.F46]-[.G46]" table:style-name="ce1">
            <text:p>-0.00084</text:p>
          </table:table-cell>
          <table:table-cell table:number-columns-repeated="16376"/>
        </table:table-row>
        <table:table-row table:style-name="ro1">
          <table:table-cell office:value-type="float" office:value="41.513451000000003" table:style-name="ce1">
            <text:p>41.513451</text:p>
          </table:table-cell>
          <table:table-cell office:value-type="float" office:value="41.826452000000003" table:style-name="ce1">
            <text:p>41.826452</text:p>
          </table:table-cell>
          <table:table-cell office:value-type="float" office:value="-0.31300099999999986" table:formula="of:=[.A47] - [.B47]" table:style-name="ce1">
            <text:p>-0.313001</text:p>
          </table:table-cell>
          <table:table-cell office:value-type="float" office:value="-3.1300099999999986E-3" table:formula="of:=[.C47] /100" table:style-name="ce1">
            <text:p>-0.00313001</text:p>
          </table:table-cell>
          <table:table-cell table:style-name="ce1"/>
          <table:table-cell office:value-type="float" office:value="0.966113" table:style-name="ce1">
            <text:p>0.966113</text:p>
          </table:table-cell>
          <table:table-cell office:value-type="float" office:value="0.96782900000000005" table:style-name="ce1">
            <text:p>0.967829</text:p>
          </table:table-cell>
          <table:table-cell office:value-type="float" office:value="-1.7160000000000508E-3" table:formula="of:=[.F47]-[.G47]" table:style-name="ce1">
            <text:p>-0.001716</text:p>
          </table:table-cell>
          <table:table-cell table:number-columns-repeated="16376"/>
        </table:table-row>
        <table:table-row table:style-name="ro1">
          <table:table-cell office:value-type="float" office:value="40.457889000000002" table:style-name="ce1">
            <text:p>40.457889</text:p>
          </table:table-cell>
          <table:table-cell office:value-type="float" office:value="40.627505999999997" table:style-name="ce1">
            <text:p>40.627506</text:p>
          </table:table-cell>
          <table:table-cell office:value-type="float" office:value="-0.16961699999999524" table:formula="of:=[.A48] - [.B48]" table:style-name="ce1">
            <text:p>-0.169617</text:p>
          </table:table-cell>
          <table:table-cell office:value-type="float" office:value="-1.6961699999999524E-3" table:formula="of:=[.C48] /100" table:style-name="ce1">
            <text:p>-0.00169617</text:p>
          </table:table-cell>
          <table:table-cell table:style-name="ce1"/>
          <table:table-cell office:value-type="float" office:value="0.96064000000000005" table:style-name="ce1">
            <text:p>0.96064</text:p>
          </table:table-cell>
          <table:table-cell office:value-type="float" office:value="0.96224699999999996" table:style-name="ce1">
            <text:p>0.962247</text:p>
          </table:table-cell>
          <table:table-cell office:value-type="float" office:value="-1.6069999999999141E-3" table:formula="of:=[.F48]-[.G48]" table:style-name="ce1">
            <text:p>-0.001607</text:p>
          </table:table-cell>
          <table:table-cell table:number-columns-repeated="16376"/>
        </table:table-row>
        <table:table-row table:style-name="ro1">
          <table:table-cell office:value-type="float" office:value="38.948737999999999" table:style-name="ce1">
            <text:p>38.948738</text:p>
          </table:table-cell>
          <table:table-cell office:value-type="float" office:value="39.070630999999999" table:style-name="ce1">
            <text:p>39.070631</text:p>
          </table:table-cell>
          <table:table-cell office:value-type="float" office:value="-0.12189300000000003" table:formula="of:=[.A49] - [.B49]" table:style-name="ce1">
            <text:p>-0.121893</text:p>
          </table:table-cell>
          <table:table-cell office:value-type="float" office:value="-1.2189300000000002E-3" table:formula="of:=[.C49] /100" table:style-name="ce1">
            <text:p>-0.00121893</text:p>
          </table:table-cell>
          <table:table-cell table:style-name="ce1"/>
          <table:table-cell office:value-type="float" office:value="0.95097799999999999" table:style-name="ce1">
            <text:p>0.950978</text:p>
          </table:table-cell>
          <table:table-cell office:value-type="float" office:value="0.95183700000000004" table:style-name="ce1">
            <text:p>0.951837</text:p>
          </table:table-cell>
          <table:table-cell office:value-type="float" office:value="-8.5900000000005416E-4" table:formula="of:=[.F49]-[.G49]" table:style-name="ce1">
            <text:p>-0.000859</text:p>
          </table:table-cell>
          <table:table-cell table:number-columns-repeated="16376"/>
        </table:table-row>
        <table:table-row table:style-name="ro1">
          <table:table-cell office:value-type="float" office:value="36.495843000000001" table:style-name="ce1">
            <text:p>36.495843</text:p>
          </table:table-cell>
          <table:table-cell office:value-type="float" office:value="36.241560999999997" table:style-name="ce1">
            <text:p>36.241561</text:p>
          </table:table-cell>
          <table:table-cell office:value-type="float" office:value="0.25428200000000345" table:formula="of:=[.A50] - [.B50]" table:style-name="ce1">
            <text:p>0.254282</text:p>
          </table:table-cell>
          <table:table-cell office:value-type="float" office:value="2.5428200000000346E-3" table:formula="of:=[.C50] /100" table:style-name="ce1">
            <text:p>0.00254282</text:p>
          </table:table-cell>
          <table:table-cell table:style-name="ce1"/>
          <table:table-cell office:value-type="float" office:value="0.91736899999999999" table:style-name="ce1">
            <text:p>0.917369</text:p>
          </table:table-cell>
          <table:table-cell office:value-type="float" office:value="0.91393999999999997" table:style-name="ce1">
            <text:p>0.91394</text:p>
          </table:table-cell>
          <table:table-cell office:value-type="float" office:value="3.4290000000000154E-3" table:formula="of:=[.F50]-[.G50]" table:style-name="ce1">
            <text:p>0.003429</text:p>
          </table:table-cell>
          <table:table-cell table:number-columns-repeated="16376"/>
        </table:table-row>
        <table:table-row table:style-name="ro1">
          <table:table-cell office:value-type="float" office:value="37.383681000000003" table:style-name="ce1">
            <text:p>37.383681</text:p>
          </table:table-cell>
          <table:table-cell office:value-type="float" office:value="37.010511000000001" table:style-name="ce1">
            <text:p>37.010511</text:p>
          </table:table-cell>
          <table:table-cell office:value-type="float" office:value="0.37317000000000178" table:formula="of:=[.A51] - [.B51]" table:style-name="ce1">
            <text:p>0.37317</text:p>
          </table:table-cell>
          <table:table-cell office:value-type="float" office:value="3.7317000000000179E-3" table:formula="of:=[.C51] /100" table:style-name="ce1">
            <text:p>0.0037317</text:p>
          </table:table-cell>
          <table:table-cell table:style-name="ce1"/>
          <table:table-cell office:value-type="float" office:value="0.92648200000000003" table:style-name="ce1">
            <text:p>0.926482</text:p>
          </table:table-cell>
          <table:table-cell office:value-type="float" office:value="0.92319200000000001" table:style-name="ce1">
            <text:p>0.923192</text:p>
          </table:table-cell>
          <table:table-cell office:value-type="float" office:value="3.2900000000000151E-3" table:formula="of:=[.F51]-[.G51]" table:style-name="ce1">
            <text:p>0.00329</text:p>
          </table:table-cell>
          <table:table-cell table:number-columns-repeated="16376"/>
        </table:table-row>
        <table:table-row table:style-name="ro1">
          <table:table-cell office:value-type="float" office:value="38.115091" table:style-name="ce1">
            <text:p>38.115091</text:p>
          </table:table-cell>
          <table:table-cell office:value-type="float" office:value="37.711373000000002" table:style-name="ce1">
            <text:p>37.711373</text:p>
          </table:table-cell>
          <table:table-cell office:value-type="float" office:value="0.4037179999999978" table:formula="of:=[.A52] - [.B52]" table:style-name="ce1">
            <text:p>0.403718</text:p>
          </table:table-cell>
          <table:table-cell office:value-type="float" office:value="4.0371799999999779E-3" table:formula="of:=[.C52] /100" table:style-name="ce1">
            <text:p>0.00403718</text:p>
          </table:table-cell>
          <table:table-cell table:style-name="ce1"/>
          <table:table-cell office:value-type="float" office:value="0.93433200000000005" table:style-name="ce1">
            <text:p>0.934332</text:p>
          </table:table-cell>
          <table:table-cell office:value-type="float" office:value="0.93139700000000003" table:style-name="ce1">
            <text:p>0.931397</text:p>
          </table:table-cell>
          <table:table-cell office:value-type="float" office:value="2.9350000000000209E-3" table:formula="of:=[.F52]-[.G52]" table:style-name="ce1">
            <text:p>0.002935</text:p>
          </table:table-cell>
          <table:table-cell table:number-columns-repeated="16376"/>
        </table:table-row>
        <table:table-row table:style-name="ro1">
          <table:table-cell office:value-type="float" office:value="38.660020000000003" table:style-name="ce1">
            <text:p>38.66002</text:p>
          </table:table-cell>
          <table:table-cell office:value-type="float" office:value="38.270578999999998" table:style-name="ce1">
            <text:p>38.270579</text:p>
          </table:table-cell>
          <table:table-cell office:value-type="float" office:value="0.38944100000000503" table:formula="of:=[.A53] - [.B53]" table:style-name="ce1">
            <text:p>0.389441</text:p>
          </table:table-cell>
          <table:table-cell office:value-type="float" office:value="3.8944100000000504E-3" table:formula="of:=[.C53] /100" table:style-name="ce1">
            <text:p>0.00389441</text:p>
          </table:table-cell>
          <table:table-cell table:style-name="ce1"/>
          <table:table-cell office:value-type="float" office:value="0.93991499999999994" table:style-name="ce1">
            <text:p>0.939915</text:p>
          </table:table-cell>
          <table:table-cell office:value-type="float" office:value="0.93766300000000002" table:style-name="ce1">
            <text:p>0.937663</text:p>
          </table:table-cell>
          <table:table-cell office:value-type="float" office:value="2.2519999999999207E-3" table:formula="of:=[.F53]-[.G53]" table:style-name="ce1">
            <text:p>0.002252</text:p>
          </table:table-cell>
          <table:table-cell table:number-columns-repeated="16376"/>
        </table:table-row>
        <table:table-row table:style-name="ro1">
          <table:table-cell office:value-type="float" office:value="38.929859999999998" table:style-name="ce1">
            <text:p>38.92986</text:p>
          </table:table-cell>
          <table:table-cell office:value-type="float" office:value="38.441564" table:style-name="ce1">
            <text:p>38.441564</text:p>
          </table:table-cell>
          <table:table-cell office:value-type="float" office:value="0.48829599999999829" table:formula="of:=[.A54] - [.B54]" table:style-name="ce1">
            <text:p>0.488296</text:p>
          </table:table-cell>
          <table:table-cell office:value-type="float" office:value="4.8829599999999831E-3" table:formula="of:=[.C54] /100" table:style-name="ce1">
            <text:p>0.00488296</text:p>
          </table:table-cell>
          <table:table-cell table:style-name="ce1"/>
          <table:table-cell office:value-type="float" office:value="0.94220000000000004" table:style-name="ce1">
            <text:p>0.9422</text:p>
          </table:table-cell>
          <table:table-cell office:value-type="float" office:value="0.93881899999999996" table:style-name="ce1">
            <text:p>0.938819</text:p>
          </table:table-cell>
          <table:table-cell office:value-type="float" office:value="3.3810000000000784E-3" table:formula="of:=[.F54]-[.G54]" table:style-name="ce1">
            <text:p>0.003381</text:p>
          </table:table-cell>
          <table:table-cell table:number-columns-repeated="16376"/>
        </table:table-row>
        <table:table-row table:style-name="ro1">
          <table:table-cell office:value-type="float" office:value="38.886181000000001" table:style-name="ce1">
            <text:p>38.886181</text:p>
          </table:table-cell>
          <table:table-cell office:value-type="float" office:value="38.507730000000002" table:style-name="ce1">
            <text:p>38.50773</text:p>
          </table:table-cell>
          <table:table-cell office:value-type="float" office:value="0.37845099999999832" table:formula="of:=[.A55] - [.B55]" table:style-name="ce1">
            <text:p>0.378451</text:p>
          </table:table-cell>
          <table:table-cell office:value-type="float" office:value="3.7845099999999831E-3" table:formula="of:=[.C55] /100" table:style-name="ce1">
            <text:p>0.00378451</text:p>
          </table:table-cell>
          <table:table-cell table:style-name="ce1"/>
          <table:table-cell office:value-type="float" office:value="0.94281700000000002" table:style-name="ce1">
            <text:p>0.942817</text:p>
          </table:table-cell>
          <table:table-cell office:value-type="float" office:value="0.94080799999999998" table:style-name="ce1">
            <text:p>0.940808</text:p>
          </table:table-cell>
          <table:table-cell office:value-type="float" office:value="2.0090000000000385E-3" table:formula="of:=[.F55]-[.G55]" table:style-name="ce1">
            <text:p>0.002009</text:p>
          </table:table-cell>
          <table:table-cell table:number-columns-repeated="16376"/>
        </table:table-row>
        <table:table-row table:style-name="ro1">
          <table:table-cell office:value-type="float" office:value="38.391914" table:style-name="ce1">
            <text:p>38.391914</text:p>
          </table:table-cell>
          <table:table-cell office:value-type="float" office:value="37.989941999999999" table:style-name="ce1">
            <text:p>37.989942</text:p>
          </table:table-cell>
          <table:table-cell office:value-type="float" office:value="0.40197200000000066" table:formula="of:=[.A56] - [.B56]" table:style-name="ce1">
            <text:p>0.401972</text:p>
          </table:table-cell>
          <table:table-cell office:value-type="float" office:value="4.019720000000007E-3" table:formula="of:=[.C56] /100" table:style-name="ce1">
            <text:p>0.00401972</text:p>
          </table:table-cell>
          <table:table-cell table:style-name="ce1"/>
          <table:table-cell office:value-type="float" office:value="0.93903999999999999" table:style-name="ce1">
            <text:p>0.93904</text:p>
          </table:table-cell>
          <table:table-cell office:value-type="float" office:value="0.93651700000000004" table:style-name="ce1">
            <text:p>0.936517</text:p>
          </table:table-cell>
          <table:table-cell office:value-type="float" office:value="2.522999999999942E-3" table:formula="of:=[.F56]-[.G56]" table:style-name="ce1">
            <text:p>0.002523</text:p>
          </table:table-cell>
          <table:table-cell table:number-columns-repeated="16376"/>
        </table:table-row>
        <table:table-row table:style-name="ro1">
          <table:table-cell office:value-type="float" office:value="37.475780999999998" table:style-name="ce1">
            <text:p>37.475781</text:p>
          </table:table-cell>
          <table:table-cell office:value-type="float" office:value="37.207979000000002" table:style-name="ce1">
            <text:p>37.207979</text:p>
          </table:table-cell>
          <table:table-cell office:value-type="float" office:value="0.2678019999999961" table:formula="of:=[.A57] - [.B57]" table:style-name="ce1">
            <text:p>0.267802</text:p>
          </table:table-cell>
          <table:table-cell office:value-type="float" office:value="2.6780199999999611E-3" table:formula="of:=[.C57] /100" table:style-name="ce1">
            <text:p>0.00267802</text:p>
          </table:table-cell>
          <table:table-cell table:style-name="ce1"/>
          <table:table-cell office:value-type="float" office:value="0.93150200000000005" table:style-name="ce1">
            <text:p>0.931502</text:p>
          </table:table-cell>
          <table:table-cell office:value-type="float" office:value="0.92897399999999997" table:style-name="ce1">
            <text:p>0.928974</text:p>
          </table:table-cell>
          <table:table-cell office:value-type="float" office:value="2.5280000000000857E-3" table:formula="of:=[.F57]-[.G57]" table:style-name="ce1">
            <text:p>0.002528</text:p>
          </table:table-cell>
          <table:table-cell table:number-columns-repeated="16376"/>
        </table:table-row>
        <table:table-row table:style-name="ro1">
          <table:table-cell office:value-type="float" office:value="35.323917000000002" table:style-name="ce1">
            <text:p>35.323917</text:p>
          </table:table-cell>
          <table:table-cell office:value-type="float" office:value="34.904491999999998" table:style-name="ce1">
            <text:p>34.904492</text:p>
          </table:table-cell>
          <table:table-cell office:value-type="float" office:value="0.41942500000000393" table:formula="of:=[.A58] - [.B58]" table:style-name="ce1">
            <text:p>0.419425</text:p>
          </table:table-cell>
          <table:table-cell office:value-type="float" office:value="4.1942500000000391E-3" table:formula="of:=[.C58] /100" table:style-name="ce1">
            <text:p>0.00419425</text:p>
          </table:table-cell>
          <table:table-cell table:style-name="ce1"/>
          <table:table-cell office:value-type="float" office:value="0.89773099999999995" table:style-name="ce1">
            <text:p>0.897731</text:p>
          </table:table-cell>
          <table:table-cell office:value-type="float" office:value="0.89025900000000002" table:style-name="ce1">
            <text:p>0.890259</text:p>
          </table:table-cell>
          <table:table-cell office:value-type="float" office:value="7.4719999999999231E-3" table:formula="of:=[.F58]-[.G58]" table:style-name="ce1">
            <text:p>0.007472</text:p>
          </table:table-cell>
          <table:table-cell table:number-columns-repeated="16376"/>
        </table:table-row>
        <table:table-row table:style-name="ro1">
          <table:table-cell office:value-type="float" office:value="35.936025000000001" table:style-name="ce1">
            <text:p>35.936025</text:p>
          </table:table-cell>
          <table:table-cell office:value-type="float" office:value="35.375796999999999" table:style-name="ce1">
            <text:p>35.375797</text:p>
          </table:table-cell>
          <table:table-cell office:value-type="float" office:value="0.56022800000000217" table:formula="of:=[.A59] - [.B59]" table:style-name="ce1">
            <text:p>0.560228</text:p>
          </table:table-cell>
          <table:table-cell office:value-type="float" office:value="5.602280000000022E-3" table:formula="of:=[.C59] /100" table:style-name="ce1">
            <text:p>0.00560228</text:p>
          </table:table-cell>
          <table:table-cell table:style-name="ce1"/>
          <table:table-cell office:value-type="float" office:value="0.90538600000000002" table:style-name="ce1">
            <text:p>0.905386</text:p>
          </table:table-cell>
          <table:table-cell office:value-type="float" office:value="0.89763000000000004" table:style-name="ce1">
            <text:p>0.89763</text:p>
          </table:table-cell>
          <table:table-cell office:value-type="float" office:value="7.7559999999999851E-3" table:formula="of:=[.F59]-[.G59]" table:style-name="ce1">
            <text:p>0.007756</text:p>
          </table:table-cell>
          <table:table-cell table:number-columns-repeated="16376"/>
        </table:table-row>
        <table:table-row table:style-name="ro1">
          <table:table-cell office:value-type="float" office:value="36.414912000000001" table:style-name="ce1">
            <text:p>36.414912</text:p>
          </table:table-cell>
          <table:table-cell office:value-type="float" office:value="35.819454999999998" table:style-name="ce1">
            <text:p>35.819455</text:p>
          </table:table-cell>
          <table:table-cell office:value-type="float" office:value="0.59545700000000323" table:formula="of:=[.A60] - [.B60]" table:style-name="ce1">
            <text:p>0.595457</text:p>
          </table:table-cell>
          <table:table-cell office:value-type="float" office:value="5.9545700000000323E-3" table:formula="of:=[.C60] /100" table:style-name="ce1">
            <text:p>0.00595457</text:p>
          </table:table-cell>
          <table:table-cell table:style-name="ce1"/>
          <table:table-cell office:value-type="float" office:value="0.91216399999999997" table:style-name="ce1">
            <text:p>0.912164</text:p>
          </table:table-cell>
          <table:table-cell office:value-type="float" office:value="0.90486100000000003" table:style-name="ce1">
            <text:p>0.904861</text:p>
          </table:table-cell>
          <table:table-cell office:value-type="float" office:value="7.3029999999999484E-3" table:formula="of:=[.F60]-[.G60]" table:style-name="ce1">
            <text:p>0.007303</text:p>
          </table:table-cell>
          <table:table-cell table:number-columns-repeated="16376"/>
        </table:table-row>
        <table:table-row table:style-name="ro1">
          <table:table-cell office:value-type="float" office:value="36.723669999999998" table:style-name="ce1">
            <text:p>36.72367</text:p>
          </table:table-cell>
          <table:table-cell office:value-type="float" office:value="36.122736000000003" table:style-name="ce1">
            <text:p>36.122736</text:p>
          </table:table-cell>
          <table:table-cell office:value-type="float" office:value="0.60093399999999519" table:formula="of:=[.A61] - [.B61]" table:style-name="ce1">
            <text:p>0.600934</text:p>
          </table:table-cell>
          <table:table-cell office:value-type="float" office:value="6.0093399999999516E-3" table:formula="of:=[.C61] /100" table:style-name="ce1">
            <text:p>0.00600934</text:p>
          </table:table-cell>
          <table:table-cell table:style-name="ce1"/>
          <table:table-cell office:value-type="float" office:value="0.91629000000000005" table:style-name="ce1">
            <text:p>0.91629</text:p>
          </table:table-cell>
          <table:table-cell office:value-type="float" office:value="0.90935600000000005" table:style-name="ce1">
            <text:p>0.909356</text:p>
          </table:table-cell>
          <table:table-cell office:value-type="float" office:value="6.9339999999999957E-3" table:formula="of:=[.F61]-[.G61]" table:style-name="ce1">
            <text:p>0.006934</text:p>
          </table:table-cell>
          <table:table-cell table:number-columns-repeated="16376"/>
        </table:table-row>
        <table:table-row table:style-name="ro1">
          <table:table-cell office:value-type="float" office:value="36.839081999999998" table:style-name="ce1">
            <text:p>36.839082</text:p>
          </table:table-cell>
          <table:table-cell office:value-type="float" office:value="36.178097000000001" table:style-name="ce1">
            <text:p>36.178097</text:p>
          </table:table-cell>
          <table:table-cell office:value-type="float" office:value="0.6609849999999966" table:formula="of:=[.A62] - [.B62]" table:style-name="ce1">
            <text:p>0.660985</text:p>
          </table:table-cell>
          <table:table-cell office:value-type="float" office:value="6.6098499999999658E-3" table:formula="of:=[.C62] /100" table:style-name="ce1">
            <text:p>0.00660985</text:p>
          </table:table-cell>
          <table:table-cell table:style-name="ce1"/>
          <table:table-cell office:value-type="float" office:value="0.91728699999999996" table:style-name="ce1">
            <text:p>0.917287</text:p>
          </table:table-cell>
          <table:table-cell office:value-type="float" office:value="0.90951700000000002" table:style-name="ce1">
            <text:p>0.909517</text:p>
          </table:table-cell>
          <table:table-cell office:value-type="float" office:value="7.7699999999999436E-3" table:formula="of:=[.F62]-[.G62]" table:style-name="ce1">
            <text:p>0.00777</text:p>
          </table:table-cell>
          <table:table-cell table:number-columns-repeated="16376"/>
        </table:table-row>
        <table:table-row table:style-name="ro1">
          <table:table-cell office:value-type="float" office:value="36.895536999999997" table:style-name="ce1">
            <text:p>36.895537</text:p>
          </table:table-cell>
          <table:table-cell office:value-type="float" office:value="36.29016" table:style-name="ce1">
            <text:p>36.29016</text:p>
          </table:table-cell>
          <table:table-cell office:value-type="float" office:value="0.60537699999999717" table:formula="of:=[.A63] - [.B63]" table:style-name="ce1">
            <text:p>0.605377</text:p>
          </table:table-cell>
          <table:table-cell office:value-type="float" office:value="6.0537699999999714E-3" table:formula="of:=[.C63] /100" table:style-name="ce1">
            <text:p>0.00605377</text:p>
          </table:table-cell>
          <table:table-cell table:style-name="ce1"/>
          <table:table-cell office:value-type="float" office:value="0.91885499999999998" table:style-name="ce1">
            <text:p>0.918855</text:p>
          </table:table-cell>
          <table:table-cell office:value-type="float" office:value="0.91215400000000002" table:style-name="ce1">
            <text:p>0.912154</text:p>
          </table:table-cell>
          <table:table-cell office:value-type="float" office:value="6.700999999999957E-3" table:formula="of:=[.F63]-[.G63]" table:style-name="ce1">
            <text:p>0.006701</text:p>
          </table:table-cell>
          <table:table-cell table:number-columns-repeated="16376"/>
        </table:table-row>
        <table:table-row table:style-name="ro1">
          <table:table-cell office:value-type="float" office:value="36.647405999999997" table:style-name="ce1">
            <text:p>36.647406</text:p>
          </table:table-cell>
          <table:table-cell office:value-type="float" office:value="36.036417999999998" table:style-name="ce1">
            <text:p>36.036418</text:p>
          </table:table-cell>
          <table:table-cell office:value-type="float" office:value="0.61098799999999898" table:formula="of:=[.A64] - [.B64]" table:style-name="ce1">
            <text:p>0.610988</text:p>
          </table:table-cell>
          <table:table-cell office:value-type="float" office:value="6.1098799999999894E-3" table:formula="of:=[.C64] /100" table:style-name="ce1">
            <text:p>0.00610988</text:p>
          </table:table-cell>
          <table:table-cell table:style-name="ce1"/>
          <table:table-cell office:value-type="float" office:value="0.91644999999999999" table:style-name="ce1">
            <text:p>0.91645</text:p>
          </table:table-cell>
          <table:table-cell office:value-type="float" office:value="0.90946400000000005" table:style-name="ce1">
            <text:p>0.909464</text:p>
          </table:table-cell>
          <table:table-cell office:value-type="float" office:value="6.9859999999999367E-3" table:formula="of:=[.F64]-[.G64]" table:style-name="ce1">
            <text:p>0.006986</text:p>
          </table:table-cell>
          <table:table-cell table:number-columns-repeated="16376"/>
        </table:table-row>
        <table:table-row table:style-name="ro1">
          <table:table-cell office:value-type="float" office:value="36.053758000000002" table:style-name="ce1">
            <text:p>36.053758</text:p>
          </table:table-cell>
          <table:table-cell office:value-type="float" office:value="35.590718000000003" table:style-name="ce1">
            <text:p>35.590718</text:p>
          </table:table-cell>
          <table:table-cell office:value-type="float" office:value="0.46303999999999945" table:formula="of:=[.A65] - [.B65]" table:style-name="ce1">
            <text:p>0.46304</text:p>
          </table:table-cell>
          <table:table-cell office:value-type="float" office:value="4.6303999999999946E-3" table:formula="of:=[.C65] /100" table:style-name="ce1">
            <text:p>0.0046304</text:p>
          </table:table-cell>
          <table:table-cell table:style-name="ce1"/>
          <table:table-cell office:value-type="float" office:value="0.90990000000000004" table:style-name="ce1">
            <text:p>0.9099</text:p>
          </table:table-cell>
          <table:table-cell office:value-type="float" office:value="0.90331399999999995" table:style-name="ce1">
            <text:p>0.903314</text:p>
          </table:table-cell>
          <table:table-cell office:value-type="float" office:value="6.5860000000000918E-3" table:formula="of:=[.F65]-[.G65]" table:style-name="ce1">
            <text:p>0.006586</text:p>
          </table:table-cell>
          <table:table-cell table:number-columns-repeated="16376"/>
        </table:table-row>
        <table:table-row table:number-rows-repeated="104851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Sean Martin</meta:initial-creator>
    <dc:creator>Sean Martin</dc:creator>
    <meta:creation-date>2018-08-23T22:27:25Z</meta:creation-date>
    <dc:date>2018-08-23T22:56:5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aximum="64" chart:minimum="1" chart:interval-major="4" chart:interval-minor-divisor="4" chart:tick-marks-major-inner="false" chart:tick-marks-major-outer="fals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Mi0">
      <style:graphic-properties draw:fill="none" draw:stroke="solid" svg:stroke-width="0.01042in" svg:stroke-color="#f2f2f2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301.0713385826772pt" svg:width="494.3036220472441pt" chart:style-name="Crt0">
        <chart:title chart:style-name="CT00">
          <text:p text:style-name="a0" text:class-names="" text:cond-style-name="">Difference in SSIM Per Image Index</text:p>
        </chart:title>
        <chart:plot-area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Image Index</text:p>
            </chart:title>
            <chart:grid chart:class="major" chart:style-name="GMa0"/>
            <chart:grid chart:class="minor" chart:style-name="GMi0"/>
          </chart:axis>
          <chart:axis chart:dimension="y" chart:name="primary-y" chart:style-name="Axs1">
            <chart:title chart:style-name="AT01">
              <text:p text:style-name="a2" text:class-names="" text:cond-style-name="">SSIM CNN - SSIM Warp</text:p>
            </chart:title>
            <chart:grid chart:class="major" chart:style-name="GMa1"/>
          </chart:axis>
          <chart:series chart:label-cell-address="local-table.$C$1" chart:values-cell-range-address="local-table.$C$2:.$C$65" chart:class="chart:scatter" chart:attached-axis="primary-y" chart:style-name="G0S0">
            <chart:domain table:cell-range-address="local-table.$B$2:.$B$65"/>
            <chart:data-point chart:repeated="6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difference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1.1866999999999961E-2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1.3073999999999919E-2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1.2684000000000029E-2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1.2699999999999934E-2"/>
          </table:table-row>
          <table:table-row>
            <table:table-cell office:value-type="string">
              <text:p>5</text:p>
            </table:table-cell>
            <table:table-cell office:value-type="float" office:value="5"/>
            <table:table-cell office:value-type="float" office:value="1.3897000000000048E-2"/>
          </table:table-row>
          <table:table-row>
            <table:table-cell office:value-type="string">
              <text:p>6</text:p>
            </table:table-cell>
            <table:table-cell office:value-type="float" office:value="6"/>
            <table:table-cell office:value-type="float" office:value="1.2756999999999907E-2"/>
          </table:table-row>
          <table:table-row>
            <table:table-cell office:value-type="string">
              <text:p>7</text:p>
            </table:table-cell>
            <table:table-cell office:value-type="float" office:value="7"/>
            <table:table-cell office:value-type="float" office:value="1.2630999999999948E-2"/>
          </table:table-row>
          <table:table-row>
            <table:table-cell office:value-type="string">
              <text:p>8</text:p>
            </table:table-cell>
            <table:table-cell office:value-type="float" office:value="8"/>
            <table:table-cell office:value-type="float" office:value="1.1724999999999985E-2"/>
          </table:table-row>
          <table:table-row>
            <table:table-cell office:value-type="string">
              <text:p>9</text:p>
            </table:table-cell>
            <table:table-cell office:value-type="float" office:value="9"/>
            <table:table-cell office:value-type="float" office:value="7.9529999999999879E-3"/>
          </table:table-row>
          <table:table-row>
            <table:table-cell office:value-type="string">
              <text:p>10</text:p>
            </table:table-cell>
            <table:table-cell office:value-type="float" office:value="10"/>
            <table:table-cell office:value-type="float" office:value="8.8089999999999558E-3"/>
          </table:table-row>
          <table:table-row>
            <table:table-cell office:value-type="string">
              <text:p>11</text:p>
            </table:table-cell>
            <table:table-cell office:value-type="float" office:value="11"/>
            <table:table-cell office:value-type="float" office:value="8.3950000000000413E-3"/>
          </table:table-row>
          <table:table-row>
            <table:table-cell office:value-type="string">
              <text:p>12</text:p>
            </table:table-cell>
            <table:table-cell office:value-type="float" office:value="12"/>
            <table:table-cell office:value-type="float" office:value="8.2400000000000251E-3"/>
          </table:table-row>
          <table:table-row>
            <table:table-cell office:value-type="string">
              <text:p>13</text:p>
            </table:table-cell>
            <table:table-cell office:value-type="float" office:value="13"/>
            <table:table-cell office:value-type="float" office:value="9.328000000000003E-3"/>
          </table:table-row>
          <table:table-row>
            <table:table-cell office:value-type="string">
              <text:p>14</text:p>
            </table:table-cell>
            <table:table-cell office:value-type="float" office:value="14"/>
            <table:table-cell office:value-type="float" office:value="8.3039999999999781E-3"/>
          </table:table-row>
          <table:table-row>
            <table:table-cell office:value-type="string">
              <text:p>15</text:p>
            </table:table-cell>
            <table:table-cell office:value-type="float" office:value="15"/>
            <table:table-cell office:value-type="float" office:value="8.4279999999999911E-3"/>
          </table:table-row>
          <table:table-row>
            <table:table-cell office:value-type="string">
              <text:p>16</text:p>
            </table:table-cell>
            <table:table-cell office:value-type="float" office:value="16"/>
            <table:table-cell office:value-type="float" office:value="8.0890000000000128E-3"/>
          </table:table-row>
          <table:table-row>
            <table:table-cell office:value-type="string">
              <text:p>17</text:p>
            </table:table-cell>
            <table:table-cell office:value-type="float" office:value="17"/>
            <table:table-cell office:value-type="float" office:value="3.6380000000000301E-3"/>
          </table:table-row>
          <table:table-row>
            <table:table-cell office:value-type="string">
              <text:p>18</text:p>
            </table:table-cell>
            <table:table-cell office:value-type="float" office:value="18"/>
            <table:table-cell office:value-type="float" office:value="3.6760000000000126E-3"/>
          </table:table-row>
          <table:table-row>
            <table:table-cell office:value-type="string">
              <text:p>19</text:p>
            </table:table-cell>
            <table:table-cell office:value-type="float" office:value="19"/>
            <table:table-cell office:value-type="float" office:value="3.4509999999999819E-3"/>
          </table:table-row>
          <table:table-row>
            <table:table-cell office:value-type="string">
              <text:p>20</text:p>
            </table:table-cell>
            <table:table-cell office:value-type="float" office:value="20"/>
            <table:table-cell office:value-type="float" office:value="2.9899999999999372E-3"/>
          </table:table-row>
          <table:table-row>
            <table:table-cell office:value-type="string">
              <text:p>21</text:p>
            </table:table-cell>
            <table:table-cell office:value-type="float" office:value="21"/>
            <table:table-cell office:value-type="float" office:value="4.3840000000000545E-3"/>
          </table:table-row>
          <table:table-row>
            <table:table-cell office:value-type="string">
              <text:p>22</text:p>
            </table:table-cell>
            <table:table-cell office:value-type="float" office:value="22"/>
            <table:table-cell office:value-type="float" office:value="3.0489999999999684E-3"/>
          </table:table-row>
          <table:table-row>
            <table:table-cell office:value-type="string">
              <text:p>23</text:p>
            </table:table-cell>
            <table:table-cell office:value-type="float" office:value="23"/>
            <table:table-cell office:value-type="float" office:value="3.4560000000000146E-3"/>
          </table:table-row>
          <table:table-row>
            <table:table-cell office:value-type="string">
              <text:p>24</text:p>
            </table:table-cell>
            <table:table-cell office:value-type="float" office:value="24"/>
            <table:table-cell office:value-type="float" office:value="3.9020000000000721E-3"/>
          </table:table-row>
          <table:table-row>
            <table:table-cell office:value-type="string">
              <text:p>25</text:p>
            </table:table-cell>
            <table:table-cell office:value-type="float" office:value="25"/>
            <table:table-cell office:value-type="float" office:value="4.6899999999994169E-4"/>
          </table:table-row>
          <table:table-row>
            <table:table-cell office:value-type="string">
              <text:p>26</text:p>
            </table:table-cell>
            <table:table-cell office:value-type="float" office:value="26"/>
            <table:table-cell office:value-type="float" office:value="-9.0000000000034497E-5"/>
          </table:table-row>
          <table:table-row>
            <table:table-cell office:value-type="string">
              <text:p>27</text:p>
            </table:table-cell>
            <table:table-cell office:value-type="float" office:value="27"/>
            <table:table-cell office:value-type="float" office:value="-7.4899999999999967E-4"/>
          </table:table-row>
          <table:table-row>
            <table:table-cell office:value-type="string">
              <text:p>28</text:p>
            </table:table-cell>
            <table:table-cell office:value-type="float" office:value="28"/>
            <table:table-cell office:value-type="float" office:value="-9.4600000000000239E-4"/>
          </table:table-row>
          <table:table-row>
            <table:table-cell office:value-type="string">
              <text:p>29</text:p>
            </table:table-cell>
            <table:table-cell office:value-type="float" office:value="29"/>
            <table:table-cell office:value-type="float" office:value="-1.5200000000004099E-4"/>
          </table:table-row>
          <table:table-row>
            <table:table-cell office:value-type="string">
              <text:p>30</text:p>
            </table:table-cell>
            <table:table-cell office:value-type="float" office:value="30"/>
            <table:table-cell office:value-type="float" office:value="-8.2499999999996465E-4"/>
          </table:table-row>
          <table:table-row>
            <table:table-cell office:value-type="string">
              <text:p>31</text:p>
            </table:table-cell>
            <table:table-cell office:value-type="float" office:value="31"/>
            <table:table-cell office:value-type="float" office:value="-6.3299999999999468E-4"/>
          </table:table-row>
          <table:table-row>
            <table:table-cell office:value-type="string">
              <text:p>32</text:p>
            </table:table-cell>
            <table:table-cell office:value-type="float" office:value="32"/>
            <table:table-cell office:value-type="float" office:value="5.1800000000001845E-4"/>
          </table:table-row>
          <table:table-row>
            <table:table-cell office:value-type="string">
              <text:p>33</text:p>
            </table:table-cell>
            <table:table-cell office:value-type="float" office:value="33"/>
            <table:table-cell office:value-type="float" office:value="3.1999999999998696E-4"/>
          </table:table-row>
          <table:table-row>
            <table:table-cell office:value-type="string">
              <text:p>34</text:p>
            </table:table-cell>
            <table:table-cell office:value-type="float" office:value="34"/>
            <table:table-cell office:value-type="float" office:value="-6.0799999999994192E-4"/>
          </table:table-row>
          <table:table-row>
            <table:table-cell office:value-type="string">
              <text:p>35</text:p>
            </table:table-cell>
            <table:table-cell office:value-type="float" office:value="35"/>
            <table:table-cell office:value-type="float" office:value="-1.1029999999999651E-3"/>
          </table:table-row>
          <table:table-row>
            <table:table-cell office:value-type="string">
              <text:p>36</text:p>
            </table:table-cell>
            <table:table-cell office:value-type="float" office:value="36"/>
            <table:table-cell office:value-type="float" office:value="-2.2289999999999255E-3"/>
          </table:table-row>
          <table:table-row>
            <table:table-cell office:value-type="string">
              <text:p>37</text:p>
            </table:table-cell>
            <table:table-cell office:value-type="float" office:value="37"/>
            <table:table-cell office:value-type="float" office:value="-3.2699999999999951E-3"/>
          </table:table-row>
          <table:table-row>
            <table:table-cell office:value-type="string">
              <text:p>38</text:p>
            </table:table-cell>
            <table:table-cell office:value-type="float" office:value="38"/>
            <table:table-cell office:value-type="float" office:value="-2.402999999999933E-3"/>
          </table:table-row>
          <table:table-row>
            <table:table-cell office:value-type="string">
              <text:p>39</text:p>
            </table:table-cell>
            <table:table-cell office:value-type="float" office:value="39"/>
            <table:table-cell office:value-type="float" office:value="-1.3489999999999336E-3"/>
          </table:table-row>
          <table:table-row>
            <table:table-cell office:value-type="string">
              <text:p>40</text:p>
            </table:table-cell>
            <table:table-cell office:value-type="float" office:value="40"/>
            <table:table-cell office:value-type="float" office:value="-5.810000000000537E-4"/>
          </table:table-row>
          <table:table-row>
            <table:table-cell office:value-type="string">
              <text:p>41</text:p>
            </table:table-cell>
            <table:table-cell office:value-type="float" office:value="41"/>
            <table:table-cell office:value-type="float" office:value="4.9699999999996969E-4"/>
          </table:table-row>
          <table:table-row>
            <table:table-cell office:value-type="string">
              <text:p>42</text:p>
            </table:table-cell>
            <table:table-cell office:value-type="float" office:value="42"/>
            <table:table-cell office:value-type="float" office:value="-2.0999999999993246E-4"/>
          </table:table-row>
          <table:table-row>
            <table:table-cell office:value-type="string">
              <text:p>43</text:p>
            </table:table-cell>
            <table:table-cell office:value-type="float" office:value="43"/>
            <table:table-cell office:value-type="float" office:value="-9.7300000000000164E-4"/>
          </table:table-row>
          <table:table-row>
            <table:table-cell office:value-type="string">
              <text:p>44</text:p>
            </table:table-cell>
            <table:table-cell office:value-type="float" office:value="44"/>
            <table:table-cell office:value-type="float" office:value="-1.2830000000000341E-3"/>
          </table:table-row>
          <table:table-row>
            <table:table-cell office:value-type="string">
              <text:p>45</text:p>
            </table:table-cell>
            <table:table-cell office:value-type="float" office:value="45"/>
            <table:table-cell office:value-type="float" office:value="-8.4000000000006292E-4"/>
          </table:table-row>
          <table:table-row>
            <table:table-cell office:value-type="string">
              <text:p>46</text:p>
            </table:table-cell>
            <table:table-cell office:value-type="float" office:value="46"/>
            <table:table-cell office:value-type="float" office:value="-1.7160000000000508E-3"/>
          </table:table-row>
          <table:table-row>
            <table:table-cell office:value-type="string">
              <text:p>47</text:p>
            </table:table-cell>
            <table:table-cell office:value-type="float" office:value="47"/>
            <table:table-cell office:value-type="float" office:value="-1.6069999999999141E-3"/>
          </table:table-row>
          <table:table-row>
            <table:table-cell office:value-type="string">
              <text:p>48</text:p>
            </table:table-cell>
            <table:table-cell office:value-type="float" office:value="48"/>
            <table:table-cell office:value-type="float" office:value="-8.5900000000005416E-4"/>
          </table:table-row>
          <table:table-row>
            <table:table-cell office:value-type="string">
              <text:p>49</text:p>
            </table:table-cell>
            <table:table-cell office:value-type="float" office:value="49"/>
            <table:table-cell office:value-type="float" office:value="3.4290000000000154E-3"/>
          </table:table-row>
          <table:table-row>
            <table:table-cell office:value-type="string">
              <text:p>50</text:p>
            </table:table-cell>
            <table:table-cell office:value-type="float" office:value="50"/>
            <table:table-cell office:value-type="float" office:value="3.2900000000000151E-3"/>
          </table:table-row>
          <table:table-row>
            <table:table-cell office:value-type="string">
              <text:p>51</text:p>
            </table:table-cell>
            <table:table-cell office:value-type="float" office:value="51"/>
            <table:table-cell office:value-type="float" office:value="2.9350000000000209E-3"/>
          </table:table-row>
          <table:table-row>
            <table:table-cell office:value-type="string">
              <text:p>52</text:p>
            </table:table-cell>
            <table:table-cell office:value-type="float" office:value="52"/>
            <table:table-cell office:value-type="float" office:value="2.2519999999999207E-3"/>
          </table:table-row>
          <table:table-row>
            <table:table-cell office:value-type="string">
              <text:p>53</text:p>
            </table:table-cell>
            <table:table-cell office:value-type="float" office:value="53"/>
            <table:table-cell office:value-type="float" office:value="3.3810000000000784E-3"/>
          </table:table-row>
          <table:table-row>
            <table:table-cell office:value-type="string">
              <text:p>54</text:p>
            </table:table-cell>
            <table:table-cell office:value-type="float" office:value="54"/>
            <table:table-cell office:value-type="float" office:value="2.0090000000000385E-3"/>
          </table:table-row>
          <table:table-row>
            <table:table-cell office:value-type="string">
              <text:p>55</text:p>
            </table:table-cell>
            <table:table-cell office:value-type="float" office:value="55"/>
            <table:table-cell office:value-type="float" office:value="2.522999999999942E-3"/>
          </table:table-row>
          <table:table-row>
            <table:table-cell office:value-type="string">
              <text:p>56</text:p>
            </table:table-cell>
            <table:table-cell office:value-type="float" office:value="56"/>
            <table:table-cell office:value-type="float" office:value="2.5280000000000857E-3"/>
          </table:table-row>
          <table:table-row>
            <table:table-cell office:value-type="string">
              <text:p>57</text:p>
            </table:table-cell>
            <table:table-cell office:value-type="float" office:value="57"/>
            <table:table-cell office:value-type="float" office:value="7.4719999999999231E-3"/>
          </table:table-row>
          <table:table-row>
            <table:table-cell office:value-type="string">
              <text:p>58</text:p>
            </table:table-cell>
            <table:table-cell office:value-type="float" office:value="58"/>
            <table:table-cell office:value-type="float" office:value="7.7559999999999851E-3"/>
          </table:table-row>
          <table:table-row>
            <table:table-cell office:value-type="string">
              <text:p>59</text:p>
            </table:table-cell>
            <table:table-cell office:value-type="float" office:value="59"/>
            <table:table-cell office:value-type="float" office:value="7.3029999999999484E-3"/>
          </table:table-row>
          <table:table-row>
            <table:table-cell office:value-type="string">
              <text:p>60</text:p>
            </table:table-cell>
            <table:table-cell office:value-type="float" office:value="60"/>
            <table:table-cell office:value-type="float" office:value="6.9339999999999957E-3"/>
          </table:table-row>
          <table:table-row>
            <table:table-cell office:value-type="string">
              <text:p>61</text:p>
            </table:table-cell>
            <table:table-cell office:value-type="float" office:value="61"/>
            <table:table-cell office:value-type="float" office:value="7.7699999999999436E-3"/>
          </table:table-row>
          <table:table-row>
            <table:table-cell office:value-type="string">
              <text:p>62</text:p>
            </table:table-cell>
            <table:table-cell office:value-type="float" office:value="62"/>
            <table:table-cell office:value-type="float" office:value="6.700999999999957E-3"/>
          </table:table-row>
          <table:table-row>
            <table:table-cell office:value-type="string">
              <text:p>63</text:p>
            </table:table-cell>
            <table:table-cell office:value-type="float" office:value="63"/>
            <table:table-cell office:value-type="float" office:value="6.9859999999999367E-3"/>
          </table:table-row>
          <table:table-row>
            <table:table-cell office:value-type="string">
              <text:p>64</text:p>
            </table:table-cell>
            <table:table-cell office:value-type="float" office:value="64"/>
            <table:table-cell office:value-type="float" office:value="6.5860000000000918E-3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aximum="64" chart:minimum="1" chart:interval-major="4" chart:interval-minor-divisor="4" chart:tick-marks-major-inner="false" chart:tick-marks-major-outer="fals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interval-major="0.2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Mi0">
      <style:graphic-properties draw:fill="none" draw:stroke="solid" svg:stroke-width="0.01042in" svg:stroke-color="#f2f2f2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308.3572440944881pt" svg:width="496.6072440944881pt" chart:style-name="Crt0">
        <chart:title chart:style-name="CT00">
          <text:p text:style-name="a0" text:class-names="" text:cond-style-name="">Difference in PSNR Per Image Index</text:p>
        </chart:title>
        <chart:plot-area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Image Index</text:p>
            </chart:title>
            <chart:grid chart:class="major" chart:style-name="GMa0"/>
            <chart:grid chart:class="minor" chart:style-name="GMi0"/>
          </chart:axis>
          <chart:axis chart:dimension="y" chart:name="primary-y" chart:style-name="Axs1">
            <chart:title chart:style-name="AT01">
              <text:p text:style-name="a2" text:class-names="" text:cond-style-name="">PSNR CNN - PSNR Warp</text:p>
            </chart:title>
            <chart:grid chart:class="major" chart:style-name="GMa1"/>
          </chart:axis>
          <chart:series chart:label-cell-address="local-table.$C$1" chart:values-cell-range-address="local-table.$C$2:.$C$65" chart:class="chart:scatter" chart:attached-axis="primary-y" chart:style-name="G0S0">
            <chart:domain table:cell-range-address="local-table.$B$2:.$B$65"/>
            <chart:data-point chart:repeated="6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Series1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0.65435200000000293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0.85074499999999631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0.88235300000000194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0.88808199999999715"/>
          </table:table-row>
          <table:table-row>
            <table:table-cell office:value-type="string">
              <text:p>5</text:p>
            </table:table-cell>
            <table:table-cell office:value-type="float" office:value="5"/>
            <table:table-cell office:value-type="float" office:value="0.91556800000000038"/>
          </table:table-row>
          <table:table-row>
            <table:table-cell office:value-type="string">
              <text:p>6</text:p>
            </table:table-cell>
            <table:table-cell office:value-type="float" office:value="6"/>
            <table:table-cell office:value-type="float" office:value="0.8590990000000005"/>
          </table:table-row>
          <table:table-row>
            <table:table-cell office:value-type="string">
              <text:p>7</text:p>
            </table:table-cell>
            <table:table-cell office:value-type="float" office:value="7"/>
            <table:table-cell office:value-type="float" office:value="0.81046100000000365"/>
          </table:table-row>
          <table:table-row>
            <table:table-cell office:value-type="string">
              <text:p>8</text:p>
            </table:table-cell>
            <table:table-cell office:value-type="float" office:value="8"/>
            <table:table-cell office:value-type="float" office:value="0.63578200000000606"/>
          </table:table-row>
          <table:table-row>
            <table:table-cell office:value-type="string">
              <text:p>9</text:p>
            </table:table-cell>
            <table:table-cell office:value-type="float" office:value="9"/>
            <table:table-cell office:value-type="float" office:value="0.52056900000000184"/>
          </table:table-row>
          <table:table-row>
            <table:table-cell office:value-type="string">
              <text:p>10</text:p>
            </table:table-cell>
            <table:table-cell office:value-type="float" office:value="10"/>
            <table:table-cell office:value-type="float" office:value="0.72513899999999865"/>
          </table:table-row>
          <table:table-row>
            <table:table-cell office:value-type="string">
              <text:p>11</text:p>
            </table:table-cell>
            <table:table-cell office:value-type="float" office:value="11"/>
            <table:table-cell office:value-type="float" office:value="0.75878600000000063"/>
          </table:table-row>
          <table:table-row>
            <table:table-cell office:value-type="string">
              <text:p>12</text:p>
            </table:table-cell>
            <table:table-cell office:value-type="float" office:value="12"/>
            <table:table-cell office:value-type="float" office:value="0.76860999999999535"/>
          </table:table-row>
          <table:table-row>
            <table:table-cell office:value-type="string">
              <text:p>13</text:p>
            </table:table-cell>
            <table:table-cell office:value-type="float" office:value="13"/>
            <table:table-cell office:value-type="float" office:value="0.81492099999999823"/>
          </table:table-row>
          <table:table-row>
            <table:table-cell office:value-type="string">
              <text:p>14</text:p>
            </table:table-cell>
            <table:table-cell office:value-type="float" office:value="14"/>
            <table:table-cell office:value-type="float" office:value="0.74405800000000255"/>
          </table:table-row>
          <table:table-row>
            <table:table-cell office:value-type="string">
              <text:p>15</text:p>
            </table:table-cell>
            <table:table-cell office:value-type="float" office:value="15"/>
            <table:table-cell office:value-type="float" office:value="0.68908100000000161"/>
          </table:table-row>
          <table:table-row>
            <table:table-cell office:value-type="string">
              <text:p>16</text:p>
            </table:table-cell>
            <table:table-cell office:value-type="float" office:value="16"/>
            <table:table-cell office:value-type="float" office:value="0.52373199999999542"/>
          </table:table-row>
          <table:table-row>
            <table:table-cell office:value-type="string">
              <text:p>17</text:p>
            </table:table-cell>
            <table:table-cell office:value-type="float" office:value="17"/>
            <table:table-cell office:value-type="float" office:value="0.23789599999999922"/>
          </table:table-row>
          <table:table-row>
            <table:table-cell office:value-type="string">
              <text:p>18</text:p>
            </table:table-cell>
            <table:table-cell office:value-type="float" office:value="18"/>
            <table:table-cell office:value-type="float" office:value="0.34260400000000146"/>
          </table:table-row>
          <table:table-row>
            <table:table-cell office:value-type="string">
              <text:p>19</text:p>
            </table:table-cell>
            <table:table-cell office:value-type="float" office:value="19"/>
            <table:table-cell office:value-type="float" office:value="0.35191199999999867"/>
          </table:table-row>
          <table:table-row>
            <table:table-cell office:value-type="string">
              <text:p>20</text:p>
            </table:table-cell>
            <table:table-cell office:value-type="float" office:value="20"/>
            <table:table-cell office:value-type="float" office:value="0.3353750000000062"/>
          </table:table-row>
          <table:table-row>
            <table:table-cell office:value-type="string">
              <text:p>21</text:p>
            </table:table-cell>
            <table:table-cell office:value-type="float" office:value="21"/>
            <table:table-cell office:value-type="float" office:value="0.43228099999999614"/>
          </table:table-row>
          <table:table-row>
            <table:table-cell office:value-type="string">
              <text:p>22</text:p>
            </table:table-cell>
            <table:table-cell office:value-type="float" office:value="22"/>
            <table:table-cell office:value-type="float" office:value="0.32875100000000401"/>
          </table:table-row>
          <table:table-row>
            <table:table-cell office:value-type="string">
              <text:p>23</text:p>
            </table:table-cell>
            <table:table-cell office:value-type="float" office:value="23"/>
            <table:table-cell office:value-type="float" office:value="0.31737700000000046"/>
          </table:table-row>
          <table:table-row>
            <table:table-cell office:value-type="string">
              <text:p>24</text:p>
            </table:table-cell>
            <table:table-cell office:value-type="float" office:value="24"/>
            <table:table-cell office:value-type="float" office:value="0.25556300000000221"/>
          </table:table-row>
          <table:table-row>
            <table:table-cell office:value-type="string">
              <text:p>25</text:p>
            </table:table-cell>
            <table:table-cell office:value-type="float" office:value="25"/>
            <table:table-cell office:value-type="float" office:value="-5.0709999999938304E-3"/>
          </table:table-row>
          <table:table-row>
            <table:table-cell office:value-type="string">
              <text:p>26</text:p>
            </table:table-cell>
            <table:table-cell office:value-type="float" office:value="26"/>
            <table:table-cell office:value-type="float" office:value="2.9803999999998609E-2"/>
          </table:table-row>
          <table:table-row>
            <table:table-cell office:value-type="string">
              <text:p>27</text:p>
            </table:table-cell>
            <table:table-cell office:value-type="float" office:value="27"/>
            <table:table-cell office:value-type="float" office:value="-7.7226000000003125E-2"/>
          </table:table-row>
          <table:table-row>
            <table:table-cell office:value-type="string">
              <text:p>28</text:p>
            </table:table-cell>
            <table:table-cell office:value-type="float" office:value="28"/>
            <table:table-cell office:value-type="float" office:value="-0.17199000000000098"/>
          </table:table-row>
          <table:table-row>
            <table:table-cell office:value-type="string">
              <text:p>29</text:p>
            </table:table-cell>
            <table:table-cell office:value-type="float" office:value="29"/>
            <table:table-cell office:value-type="float" office:value="-7.4964999999998838E-2"/>
          </table:table-row>
          <table:table-row>
            <table:table-cell office:value-type="string">
              <text:p>30</text:p>
            </table:table-cell>
            <table:table-cell office:value-type="float" office:value="30"/>
            <table:table-cell office:value-type="float" office:value="-0.1387020000000021"/>
          </table:table-row>
          <table:table-row>
            <table:table-cell office:value-type="string">
              <text:p>31</text:p>
            </table:table-cell>
            <table:table-cell office:value-type="float" office:value="31"/>
            <table:table-cell office:value-type="float" office:value="-5.0299000000002536E-2"/>
          </table:table-row>
          <table:table-row>
            <table:table-cell office:value-type="string">
              <text:p>32</text:p>
            </table:table-cell>
            <table:table-cell office:value-type="float" office:value="32"/>
            <table:table-cell office:value-type="float" office:value="4.795000000001437E-3"/>
          </table:table-row>
          <table:table-row>
            <table:table-cell office:value-type="string">
              <text:p>33</text:p>
            </table:table-cell>
            <table:table-cell office:value-type="float" office:value="33"/>
            <table:table-cell office:value-type="float" office:value="-5.9725999999997725E-2"/>
          </table:table-row>
          <table:table-row>
            <table:table-cell office:value-type="string">
              <text:p>34</text:p>
            </table:table-cell>
            <table:table-cell office:value-type="float" office:value="34"/>
            <table:table-cell office:value-type="float" office:value="-9.1401999999995098E-2"/>
          </table:table-row>
          <table:table-row>
            <table:table-cell office:value-type="string">
              <text:p>35</text:p>
            </table:table-cell>
            <table:table-cell office:value-type="float" office:value="35"/>
            <table:table-cell office:value-type="float" office:value="-0.34057299999999913"/>
          </table:table-row>
          <table:table-row>
            <table:table-cell office:value-type="string">
              <text:p>36</text:p>
            </table:table-cell>
            <table:table-cell office:value-type="float" office:value="36"/>
            <table:table-cell office:value-type="float" office:value="-1.019601999999999"/>
          </table:table-row>
          <table:table-row>
            <table:table-cell office:value-type="string">
              <text:p>37</text:p>
            </table:table-cell>
            <table:table-cell office:value-type="float" office:value="37"/>
            <table:table-cell office:value-type="float" office:value="-1.2"/>
          </table:table-row>
          <table:table-row>
            <table:table-cell office:value-type="string">
              <text:p>38</text:p>
            </table:table-cell>
            <table:table-cell office:value-type="float" office:value="38"/>
            <table:table-cell office:value-type="float" office:value="-1.0050319999999999"/>
          </table:table-row>
          <table:table-row>
            <table:table-cell office:value-type="string">
              <text:p>39</text:p>
            </table:table-cell>
            <table:table-cell office:value-type="float" office:value="39"/>
            <table:table-cell office:value-type="float" office:value="-0.31544600000000145"/>
          </table:table-row>
          <table:table-row>
            <table:table-cell office:value-type="string">
              <text:p>40</text:p>
            </table:table-cell>
            <table:table-cell office:value-type="float" office:value="40"/>
            <table:table-cell office:value-type="float" office:value="-0.15140399999999943"/>
          </table:table-row>
          <table:table-row>
            <table:table-cell office:value-type="string">
              <text:p>41</text:p>
            </table:table-cell>
            <table:table-cell office:value-type="float" office:value="41"/>
            <table:table-cell office:value-type="float" office:value="-1.3176999999998884E-2"/>
          </table:table-row>
          <table:table-row>
            <table:table-cell office:value-type="string">
              <text:p>42</text:p>
            </table:table-cell>
            <table:table-cell office:value-type="float" office:value="42"/>
            <table:table-cell office:value-type="float" office:value="4.653999999995051E-3"/>
          </table:table-row>
          <table:table-row>
            <table:table-cell office:value-type="string">
              <text:p>43</text:p>
            </table:table-cell>
            <table:table-cell office:value-type="float" office:value="43"/>
            <table:table-cell office:value-type="float" office:value="-9.5766000000004681E-2"/>
          </table:table-row>
          <table:table-row>
            <table:table-cell office:value-type="string">
              <text:p>44</text:p>
            </table:table-cell>
            <table:table-cell office:value-type="float" office:value="44"/>
            <table:table-cell office:value-type="float" office:value="-0.22476299999999583"/>
          </table:table-row>
          <table:table-row>
            <table:table-cell office:value-type="string">
              <text:p>45</text:p>
            </table:table-cell>
            <table:table-cell office:value-type="float" office:value="45"/>
            <table:table-cell office:value-type="float" office:value="-0.21829999999999927"/>
          </table:table-row>
          <table:table-row>
            <table:table-cell office:value-type="string">
              <text:p>46</text:p>
            </table:table-cell>
            <table:table-cell office:value-type="float" office:value="46"/>
            <table:table-cell office:value-type="float" office:value="-0.31300099999999986"/>
          </table:table-row>
          <table:table-row>
            <table:table-cell office:value-type="string">
              <text:p>47</text:p>
            </table:table-cell>
            <table:table-cell office:value-type="float" office:value="47"/>
            <table:table-cell office:value-type="float" office:value="-0.16961699999999524"/>
          </table:table-row>
          <table:table-row>
            <table:table-cell office:value-type="string">
              <text:p>48</text:p>
            </table:table-cell>
            <table:table-cell office:value-type="float" office:value="48"/>
            <table:table-cell office:value-type="float" office:value="-0.12189300000000003"/>
          </table:table-row>
          <table:table-row>
            <table:table-cell office:value-type="string">
              <text:p>49</text:p>
            </table:table-cell>
            <table:table-cell office:value-type="float" office:value="49"/>
            <table:table-cell office:value-type="float" office:value="0.25428200000000345"/>
          </table:table-row>
          <table:table-row>
            <table:table-cell office:value-type="string">
              <text:p>50</text:p>
            </table:table-cell>
            <table:table-cell office:value-type="float" office:value="50"/>
            <table:table-cell office:value-type="float" office:value="0.37317000000000178"/>
          </table:table-row>
          <table:table-row>
            <table:table-cell office:value-type="string">
              <text:p>51</text:p>
            </table:table-cell>
            <table:table-cell office:value-type="float" office:value="51"/>
            <table:table-cell office:value-type="float" office:value="0.4037179999999978"/>
          </table:table-row>
          <table:table-row>
            <table:table-cell office:value-type="string">
              <text:p>52</text:p>
            </table:table-cell>
            <table:table-cell office:value-type="float" office:value="52"/>
            <table:table-cell office:value-type="float" office:value="0.38944100000000503"/>
          </table:table-row>
          <table:table-row>
            <table:table-cell office:value-type="string">
              <text:p>53</text:p>
            </table:table-cell>
            <table:table-cell office:value-type="float" office:value="53"/>
            <table:table-cell office:value-type="float" office:value="0.48829599999999829"/>
          </table:table-row>
          <table:table-row>
            <table:table-cell office:value-type="string">
              <text:p>54</text:p>
            </table:table-cell>
            <table:table-cell office:value-type="float" office:value="54"/>
            <table:table-cell office:value-type="float" office:value="0.37845099999999832"/>
          </table:table-row>
          <table:table-row>
            <table:table-cell office:value-type="string">
              <text:p>55</text:p>
            </table:table-cell>
            <table:table-cell office:value-type="float" office:value="55"/>
            <table:table-cell office:value-type="float" office:value="0.40197200000000066"/>
          </table:table-row>
          <table:table-row>
            <table:table-cell office:value-type="string">
              <text:p>56</text:p>
            </table:table-cell>
            <table:table-cell office:value-type="float" office:value="56"/>
            <table:table-cell office:value-type="float" office:value="0.2678019999999961"/>
          </table:table-row>
          <table:table-row>
            <table:table-cell office:value-type="string">
              <text:p>57</text:p>
            </table:table-cell>
            <table:table-cell office:value-type="float" office:value="57"/>
            <table:table-cell office:value-type="float" office:value="0.41942500000000393"/>
          </table:table-row>
          <table:table-row>
            <table:table-cell office:value-type="string">
              <text:p>58</text:p>
            </table:table-cell>
            <table:table-cell office:value-type="float" office:value="58"/>
            <table:table-cell office:value-type="float" office:value="0.56022800000000217"/>
          </table:table-row>
          <table:table-row>
            <table:table-cell office:value-type="string">
              <text:p>59</text:p>
            </table:table-cell>
            <table:table-cell office:value-type="float" office:value="59"/>
            <table:table-cell office:value-type="float" office:value="0.59545700000000323"/>
          </table:table-row>
          <table:table-row>
            <table:table-cell office:value-type="string">
              <text:p>60</text:p>
            </table:table-cell>
            <table:table-cell office:value-type="float" office:value="60"/>
            <table:table-cell office:value-type="float" office:value="0.60093399999999519"/>
          </table:table-row>
          <table:table-row>
            <table:table-cell office:value-type="string">
              <text:p>61</text:p>
            </table:table-cell>
            <table:table-cell office:value-type="float" office:value="61"/>
            <table:table-cell office:value-type="float" office:value="0.6609849999999966"/>
          </table:table-row>
          <table:table-row>
            <table:table-cell office:value-type="string">
              <text:p>62</text:p>
            </table:table-cell>
            <table:table-cell office:value-type="float" office:value="62"/>
            <table:table-cell office:value-type="float" office:value="0.60537699999999717"/>
          </table:table-row>
          <table:table-row>
            <table:table-cell office:value-type="string">
              <text:p>63</text:p>
            </table:table-cell>
            <table:table-cell office:value-type="float" office:value="63"/>
            <table:table-cell office:value-type="float" office:value="0.61098799999999898"/>
          </table:table-row>
          <table:table-row>
            <table:table-cell office:value-type="string">
              <text:p>64</text:p>
            </table:table-cell>
            <table:table-cell office:value-type="float" office:value="64"/>
            <table:table-cell office:value-type="float" office:value="0.46303999999999945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